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size-complex="18pt" style:font-weight-complex="bold"/>
    </style:style>
    <style:style style:name="P7" style:family="paragraph" style:parent-style-name="Text_20_body" style:list-style-name="L1">
      <style:text-properties style:font-name="Arial" fo:font-size="10pt" style:font-size-asian="10pt" style:font-size-complex="10pt"/>
    </style:style>
    <style:style style:name="P8" style:family="paragraph" style:parent-style-name="Text_20_body" style:list-style-name="L1"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Text_20_body" style:list-style-name="L2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 style:list-style-name="L2">
      <style:paragraph-properties fo:margin-left="0in" fo:margin-right="0in" fo:text-indent="-0.25in" style:auto-text-indent="false"/>
      <style:text-properties style:font-name="Courier New"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Heading_20_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2" style:family="paragraph" style:parent-style-name="Heading_20_1">
      <style:paragraph-properties fo:text-align="center" style:justify-single-word="false" fo:break-before="page"/>
      <style:text-properties style:font-name="Arial" fo:font-size="10pt" style:font-size-asian="10pt" style:font-size-complex="10pt"/>
    </style:style>
    <style:style style:name="P13" style:family="paragraph" style:parent-style-name="Heading_20_3">
      <style:paragraph-properties fo:break-before="pag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fo:language="en" fo:country="US" fo:font-weight="bold" style:font-name-asian="Courier New" style:font-weight-asian="bold" style:font-name-complex="Courier New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MV7A.EXE</text:p>
      <text:p text:style-name="P3">SOFTWARE TEST PROCEDURES</text:p>
      <text:p text:style-name="P3">VOL 4-1</text:p>
      <text:p text:style-name="P3">TMV Files</text:p>
      <text:p text:style-name="P3"/>
      <text:p text:style-name="P4"><text:user-defined style:data-style-name="N0" text:name="Version">Ver 1.0.0</text:user-defined></text:p>
      <text:p text:style-name="P4"><text:modification-date style:data-style-name="N75">12 Aug 2013</text:modification-date></text:p>
      <text:p text:style-name="P2"/>
      <text:h text:style-name="P12" text:outline-level="1"/>
      <text:h text:style-name="P11" text:outline-level="1"/>
      <text:h text:style-name="P11" text:outline-level="1"/>
      <text:h text:style-name="P11" text:outline-level="1"/>
      <text:h text:style-name="P11" text:outline-level="1">This Page Intentionally Left Blank<text:line-break/></text:h>
      <text:p text:style-name="P5"/>
      <text:p text:style-name="P5"/>
      <text:h text:style-name="P13" text:outline-level="3"><text:s/><text:tab/>INITIAL PROGRAM LAUNCH<text:line-break/></text:h>
      <text:list xml:id="list8425532711131994692" text:style-name="L1">
        <text:list-item>
          <text:p text:style-name="P7">Delete the <text:span text:style-name="T1">TMV7.INI</text:span> file.<text:line-break/></text:p>
        </text:list-item>
        <text:list-item>
          <text:p text:style-name="P7">Delete the <text:span text:style-name="T1">default.tmv</text:span> file if present.<text:line-break/></text:p>
        </text:list-item>
        <text:list-item>
          <text:p text:style-name="P7">Delete the <text:span text:style-name="T1">Test TMV1.tmv</text:span> file if present.<text:line-break/></text:p>
        </text:list-item>
        <text:list-item>
          <text:p text:style-name="P7">Launch the application.<text:line-break/></text:p>
        </text:list-item>
        <text:list-item>
          <text:p text:style-name="P7">Select the &lt;<text:span text:style-name="T1">Cancel</text:span>&gt; button on the <text:s/><text:span text:style-name="T1">Program Not Registered</text:span> dialogue box.<text:line-break/></text:p>
        </text:list-item>
        <text:list-item>
          <text:p text:style-name="P7">Select the <text:span text:style-name="T1">&lt;Ok&gt;</text:span> button of the “<text:span text:style-name="T1">Unable to Open COM1...</text:span>” error message if necessary.<text:line-break/></text:p>
        </text:list-item>
        <text:list-item>
          <text:p text:style-name="P7">Select <text:span text:style-name="T1">COM2</text:span> from the <text:span text:style-name="T1">Select COM Port</text:span> dialogue box if necessary and select the <text:span text:style-name="T1">&lt;Ok&gt;</text:span> button.<text:line-break/></text:p>
        </text:list-item>
        <text:list-item>
          <text:p text:style-name="P7">.Select the <text:span text:style-name="T1">&lt;Ok&gt;</text:span> button of the “<text:span text:style-name="T1">Unable to Open COM2...</text:span>” error message if necessary. <text:line-break/></text:p>
        </text:list-item>
        <text:list-item>
          <text:p text:style-name="P7">Select the <text:span text:style-name="T1">&lt;Ok&gt;</text:span> button of the <text:span text:style-name="T1">TMV7A </text:span>information message “<text:span text:style-name="T1">Select a .tmv file</text:span>”.<text:line-break/></text:p>
        </text:list-item>
        <text:list-item>
          <text:p text:style-name="P7">Select the <text:span text:style-name="T1">&lt;Cancel&gt;</text:span> button of the <text:span text:style-name="T1">Open TMV File</text:span> dialogue box.<text:line-break/></text:p>
        </text:list-item>
        <text:list-item>
          <text:p text:style-name="P7">Ensure the information message “<text:span text:style-name="T1">Selection Cancelled Creating a default TMV file</text:span>” <text:line-break/>is displayed.<text:tab/><text:tab/><text:tab/><text:tab/><text:tab/><text:tab/><text:tab/><text:tab/><text:tab/><text:tab/><text:tab/>_____<text:line-break/><text:tab/><text:tab/></text:p>
        </text:list-item>
        <text:list-item>
          <text:p text:style-name="P7">Select the &lt;<text:span text:style-name="T1">OK</text:span>&gt; button.<text:line-break/></text:p>
        </text:list-item>
        <text:list-item>
          <text:p text:style-name="P7">Close the application.<text:line-break/></text:p>
        </text:list-item>
        <text:list-item>
          <text:p text:style-name="P7">Ensure a “<text:span text:style-name="T1">default.tmv</text:span>” data file has been created in the <text:span text:style-name="T1">TMVFiles</text:span> folder.<text:tab/><text:tab/><text:tab/>_____<text:line-break/></text:p>
        </text:list-item>
        <text:list-item>
          <text:p text:style-name="P7">Open the “<text:span text:style-name="T1">default.tmv</text:span>” data file and ensure that:<text:line-break/><text:line-break/>1.<text:span text:style-name="T5"> There s a </text:span><text:span text:style-name="T6">[TMVFile Ver. 1.0.0]</text:span><text:span text:style-name="T5"> section.</text:span><text:tab/><text:tab/><text:tab/><text:tab/><text:tab/><text:tab/><text:tab/>_____<text:line-break/>2. There s a <text:span text:style-name="T1">[VHF MEMORY]</text:span> section.<text:tab/><text:tab/><text:tab/><text:tab/><text:tab/><text:tab/><text:tab/><text:tab/>_____<text:line-break/>3. There are <text:span text:style-name="T1">99</text:span> empty records in this section.<text:tab/><text:tab/><text:tab/><text:tab/><text:tab/><text:tab/><text:tab/>_____<text:line-break/>4. Ensure there are <text:span text:style-name="T1">14</text:span> commas in each entry.<text:tab/><text:tab/><text:tab/><text:tab/><text:tab/><text:tab/><text:tab/>_____<text:line-break/>5. There s a <text:span text:style-name="T1">[UHF MEMORY] </text:span>section.<text:tab/><text:tab/><text:tab/><text:tab/><text:tab/><text:tab/><text:tab/><text:tab/>_____<text:line-break/>6. There are <text:span text:style-name="T1">99</text:span> empty records in this section.<text:tab/><text:tab/><text:tab/><text:tab/><text:tab/><text:tab/><text:tab/>_____<text:line-break/>9. Ensure there are <text:span text:style-name="T1">14</text:span> commas in each entry.<text:tab/><text:tab/><text:tab/><text:tab/><text:tab/><text:tab/><text:tab/>_____<text:line-break/>10. There s a <text:span text:style-name="T1">[FAVOURITES MEMORY] </text:span>section.<text:tab/><text:tab/><text:tab/><text:tab/><text:tab/><text:tab/>_____<text:line-break/>11. There are <text:span text:style-name="T1">12</text:span> empty records in this section.<text:tab/><text:tab/><text:tab/><text:tab/><text:tab/><text:tab/><text:tab/>_____<text:line-break/>12. Ensure there are <text:span text:style-name="T1">14</text:span> commas in each entry.<text:tab/><text:tab/><text:tab/><text:tab/><text:tab/><text:tab/><text:tab/>_____<text:line-break/>13. There s a [<text:span text:style-name="T1">DTMF MEMORY]</text:span> section.<text:tab/><text:tab/><text:tab/><text:tab/><text:tab/><text:tab/><text:tab/>_____<text:line-break/>14. There are <text:span text:style-name="T1">10</text:span> empty records in this section.<text:tab/><text:tab/><text:tab/><text:tab/><text:tab/><text:tab/><text:tab/>_____<text:line-break/>15. Ensure there is <text:span text:style-name="T1">1</text:span> comma in each entry.<text:tab/><text:tab/><text:tab/><text:tab/><text:tab/><text:tab/><text:tab/>_____<text:line-break/></text:p>
        </text:list-item>
        <text:list-item>
          <text:p text:style-name="P7"><text:soft-page-break/>Launch the application.<text:line-break/></text:p>
        </text:list-item>
        <text:list-item>
          <text:p text:style-name="P7">Ensure the Status bar displays the file “<text:span text:style-name="T1">default.tmv</text:span>”.<text:tab/><text:tab/><text:tab/><text:tab/><text:tab/><text:tab/>_____<text:line-break/></text:p>
        </text:list-item>
        <text:list-item>
          <text:p text:style-name="P7">Ensure that all <text:span text:style-name="T1">12 Favourite buttons</text:span> are blank.<text:tab/><text:tab/><text:tab/><text:tab/><text:tab/><text:tab/><text:tab/>_____<text:line-break/></text:p>
        </text:list-item>
        <text:list-item>
          <text:p text:style-name="P7">Select the <text:span text:style-name="T1">VHF Data form</text:span> using the “Memory | VHF” menu items.<text:line-break/></text:p>
        </text:list-item>
        <text:list-item>
          <text:p text:style-name="P7">Ensure there are <text:span text:style-name="T1">99 </text:span>entries in the Grid View with no data except for the Ch Nr.<text:tab/><text:tab/><text:tab/>_____<text:line-break/></text:p>
        </text:list-item>
        <text:list-item>
          <text:p text:style-name="P7">Close the form.<text:line-break/></text:p>
        </text:list-item>
        <text:list-item>
          <text:p text:style-name="P7">Select the <text:span text:style-name="T1">UHF Data form</text:span> using the “Memory | UHF” menu items.<text:line-break/></text:p>
        </text:list-item>
        <text:list-item>
          <text:p text:style-name="P7">Ensure there are <text:span text:style-name="T1">99 </text:span>entries in the Grid View with no data except for the Ch Nr.<text:tab/><text:tab/><text:tab/>_____<text:line-break/></text:p>
        </text:list-item>
        <text:list-item>
          <text:p text:style-name="P7">Close the form.<text:line-break/></text:p>
        </text:list-item>
        <text:list-item>
          <text:p text:style-name="P7">Select the <text:span text:style-name="T1">DTMF Data form</text:span> using the “Memory | DTMF” menu items.<text:line-break/></text:p>
        </text:list-item>
        <text:list-item>
          <text:p text:style-name="P7">Ensure there are <text:span text:style-name="T1">10 </text:span>entries in the Grid View with no data except for the Entry Nr.<text:tab/><text:tab/>_____<text:line-break/></text:p>
        </text:list-item>
        <text:list-item>
          <text:p text:style-name="P7">Close the form.<text:line-break/><text:line-break/><text:line-break/><text:span text:style-name="T4">VHF CHANNEL LIST</text:span><text:span text:style-name="T3"><text:line-break/><text:line-break/>Shift Field (Simplex, Plus, Minus)</text:span></text:p>
        </text:list-item>
        <text:list-item>
          <text:p text:style-name="P7">Select the <text:span text:style-name="T1">VHF Data</text:span> form using the menu <text:span text:style-name="T1">Memory | VHF</text:span> menu items.<text:line-break/></text:p>
        </text:list-item>
        <text:list-item>
          <text:p text:style-name="P7">Enter the following records:<text:line-break/><text:line-break/><text:span text:style-name="T1">Channel 1</text:span><text:line-break/><text:line-break/>1<text:tab/>Band - <text:span text:style-name="T1">VHF</text:span><text:line-break/>2.<text:tab/>Shift – <text:span text:style-name="T1">Simplex</text:span><text:line-break/>3<text:tab/>RX Frequency – <text:span text:style-name="T1">146.340</text:span><text:line-break/>4<text:tab/>Tones – <text:span text:style-name="T1">None</text:span><text:line-break/>5.<text:tab/>DTSS – <text:span text:style-name="T1">De-selected</text:span><text:line-break/>6<text:tab/>Scan – <text:span text:style-name="T1">De-selected</text:span><text:line-break/>7<text:tab/>RF Power – <text:span text:style-name="T1">High</text:span><text:line-break/>8<text:tab/>Channel Name – <text:span text:style-name="T1">VHF One</text:span><text:line-break/>9<text:tab/>Comments – <text:span text:style-name="T1">Blank</text:span><text:line-break/><text:line-break/><text:line-break/><text:span text:style-name="T1">Channel 10</text:span><text:line-break/><text:line-break/>1<text:tab/>Band - <text:span text:style-name="T1">VHF</text:span><text:line-break/>2.<text:tab/>Shift – <text:span text:style-name="T1">Plus</text:span><text:line-break/><text:soft-page-break/>3<text:tab/>RX Frequency – <text:span text:style-name="T1">146.340</text:span><text:line-break/>4<text:tab/>Tones – <text:span text:style-name="T1">None</text:span><text:line-break/>5.<text:tab/>DTSS – <text:span text:style-name="T1">De-selected</text:span><text:line-break/>6<text:tab/>Scan – <text:span text:style-name="T1">De-selected</text:span><text:line-break/>7<text:tab/>RF Power – <text:span text:style-name="T1">High</text:span><text:line-break/>8<text:tab/>Channel Name – <text:span text:style-name="T1">VHF Ten</text:span><text:line-break/>9<text:tab/>Comments – <text:span text:style-name="T1">Blank</text:span><text:line-break/><text:line-break/><text:line-break/><text:span text:style-name="T1">Channel 20</text:span><text:line-break/><text:line-break/>1<text:tab/>Band - <text:span text:style-name="T1">VHF</text:span><text:line-break/>2.<text:tab/>Shift – <text:span text:style-name="T1">Minus</text:span><text:line-break/>3<text:tab/>RX Frequency – <text:span text:style-name="T1">146.340</text:span><text:line-break/>4<text:tab/>Tones – <text:span text:style-name="T1">None</text:span><text:line-break/>5.<text:tab/>DTSS – <text:span text:style-name="T1">De-selected</text:span><text:line-break/>6<text:tab/>Scan – <text:span text:style-name="T1">De-selected</text:span><text:line-break/>7<text:tab/>RF Power – <text:span text:style-name="T1">High</text:span><text:line-break/>8<text:tab/>Channel Name – <text:span text:style-name="T1">VHF Twenty</text:span><text:line-break/>9<text:tab/>Comments – <text:span text:style-name="T1">Blank</text:span><text:line-break/><text:line-break/><text:span text:style-name="T3">Tones Field (None, Tone, CTCSS)</text:span><text:line-break/><text:line-break/><text:span text:style-name="T1">Channel 30</text:span><text:line-break/><text:line-break/>1<text:tab/>Band - <text:span text:style-name="T1">VHF</text:span><text:line-break/>2.<text:tab/>Shift – <text:span text:style-name="T1">Simplex</text:span><text:line-break/>3<text:tab/>RX Frequency – <text:span text:style-name="T1">146.340</text:span><text:line-break/>4<text:tab/>Tones – <text:span text:style-name="T1">Tone<text:line-break/></text:span><text:span text:style-name="T2">5<text:tab/>Tone Freq – </text:span><text:span text:style-name="T1">67.0</text:span><text:line-break/>6.<text:tab/>DTSS – <text:span text:style-name="T1">De-selected</text:span><text:line-break/>7<text:tab/>Scan – <text:span text:style-name="T1">De-selected</text:span><text:line-break/>8<text:tab/>RF Power – <text:span text:style-name="T1">High</text:span><text:line-break/>9<text:tab/>Channel Name – <text:span text:style-name="T1">VHF Thirty</text:span><text:line-break/>10<text:tab/>Comments – <text:span text:style-name="T1">Blank</text:span><text:line-break/><text:line-break/><text:line-break/><text:span text:style-name="T1">Channel 40</text:span><text:line-break/><text:line-break/>1<text:tab/>Band - <text:span text:style-name="T1">VHF</text:span><text:line-break/>2.<text:tab/>Shift – <text:span text:style-name="T1">Simplex</text:span><text:line-break/>3<text:tab/>RX Frequency – <text:span text:style-name="T1">146.340</text:span><text:line-break/>4<text:tab/>Tones – <text:span text:style-name="T1">CTCSS</text:span><text:span text:style-name="T2"><text:line-break/>5<text:tab/>Tone Freq – </text:span><text:span text:style-name="T1">250.3</text:span><text:line-break/>6.<text:tab/>DTSS – <text:span text:style-name="T1">De-selected</text:span><text:line-break/>7<text:tab/>Scan – <text:span text:style-name="T1">De-selected</text:span><text:line-break/>8<text:tab/>RF Power – <text:span text:style-name="T1">High</text:span><text:line-break/>9<text:tab/>Channel Name – <text:span text:style-name="T1">VHF Fourty</text:span><text:line-break/>10<text:tab/>Comments – <text:span text:style-name="T1">Blank</text:span><text:line-break/><text:line-break/><text:span text:style-name="T3">DTSS Field On</text:span><text:line-break/><text:line-break/><text:span text:style-name="T1">Channel 50</text:span><text:line-break/><text:line-break/>1<text:tab/>Band - <text:span text:style-name="T1">VHF</text:span><text:line-break/>2.<text:tab/>Shift – <text:span text:style-name="T1">Simplex</text:span><text:line-break/><text:soft-page-break/>3<text:tab/>RX Frequency – <text:span text:style-name="T1">146.340</text:span><text:line-break/>4<text:tab/>Tones – <text:span text:style-name="T1">None</text:span><text:line-break/>5.<text:tab/>DTSS – <text:span text:style-name="T1">Selected</text:span><text:line-break/>6<text:tab/>DTSS Code - <text:span text:style-name="T1">123</text:span><text:line-break/>7<text:tab/>Scan – <text:span text:style-name="T1">De-selected</text:span><text:line-break/>8<text:tab/>RF Power – <text:span text:style-name="T1">High</text:span><text:line-break/>9<text:tab/>Channel Name – <text:span text:style-name="T1">VHF Fifty</text:span><text:line-break/>10<text:tab/>Comments – <text:span text:style-name="T1">Blank</text:span><text:line-break/><text:line-break/><text:span text:style-name="T3">SCAN Field On</text:span><text:span text:style-name="T2"><text:line-break/><text:line-break/></text:span><text:span text:style-name="T1">Channel 60</text:span><text:span text:style-name="T2"><text:line-break/><text:line-break/>1<text:tab/>Band - </text:span><text:span text:style-name="T1">VHF</text:span><text:span text:style-name="T2"><text:line-break/>2.<text:tab/>Shift – </text:span><text:span text:style-name="T1">Simplex</text:span><text:span text:style-name="T2"><text:line-break/>3<text:tab/>RX Frequency – </text:span><text:span text:style-name="T1">146.340</text:span><text:span text:style-name="T2"><text:line-break/>4<text:tab/>Tones – </text:span><text:span text:style-name="T1">None</text:span><text:span text:style-name="T2"><text:line-break/>5.<text:tab/>DTSS – </text:span><text:span text:style-name="T1">De-selected</text:span><text:span text:style-name="T2"><text:line-break/>6<text:tab/>Scan – </text:span><text:span text:style-name="T1">Selected</text:span><text:span text:style-name="T2"><text:line-break/>7<text:tab/>RF Power – </text:span><text:span text:style-name="T1">High</text:span><text:span text:style-name="T2"><text:line-break/>8<text:tab/>Channel Name – </text:span><text:span text:style-name="T1">VHF Sixty</text:span><text:span text:style-name="T2"><text:line-break/>9<text:tab/>Comments – </text:span><text:span text:style-name="T1">Blank</text:span><text:span text:style-name="T2"><text:line-break/><text:line-break/></text:span><text:span text:style-name="T3">RF Power Field (Low. Medium, High)</text:span><text:span text:style-name="T2"><text:line-break/><text:line-break/></text:span><text:span text:style-name="T1">Channel 70</text:span><text:span text:style-name="T2"><text:line-break/><text:line-break/>1<text:tab/>Band - </text:span><text:span text:style-name="T1">VHF</text:span><text:span text:style-name="T2"><text:line-break/>2.<text:tab/>Shift – </text:span><text:span text:style-name="T1">Simplex</text:span><text:span text:style-name="T2"><text:line-break/>3<text:tab/>RX Frequency – </text:span><text:span text:style-name="T1">146.340</text:span><text:span text:style-name="T2"><text:line-break/>4<text:tab/>Tones – </text:span><text:span text:style-name="T1">None</text:span><text:span text:style-name="T2"><text:line-break/>5.<text:tab/>DTSS – </text:span><text:span text:style-name="T1">De-selected</text:span><text:span text:style-name="T2"><text:line-break/>6<text:tab/>Scan – </text:span><text:span text:style-name="T1">De-selected</text:span><text:span text:style-name="T2"><text:line-break/>7<text:tab/>RF Power – </text:span><text:span text:style-name="T1">Medium</text:span><text:span text:style-name="T2"><text:line-break/>8<text:tab/>Channel Name – </text:span><text:span text:style-name="T1">VHF Seventy</text:span><text:span text:style-name="T2"><text:line-break/>9<text:tab/>Comments – </text:span><text:span text:style-name="T1">Blank</text:span><text:span text:style-name="T2"><text:line-break/><text:line-break/><text:line-break/></text:span><text:span text:style-name="T1">Channel 80</text:span><text:span text:style-name="T2"><text:line-break/><text:line-break/>1<text:tab/>Band - </text:span><text:span text:style-name="T1">VHF</text:span><text:span text:style-name="T2"><text:line-break/>2.<text:tab/>Shift – </text:span><text:span text:style-name="T1">Simplex</text:span><text:span text:style-name="T2"><text:line-break/>3<text:tab/>RX Frequency – </text:span><text:span text:style-name="T1">146.340</text:span><text:span text:style-name="T2"><text:line-break/>4<text:tab/>Tones – </text:span><text:span text:style-name="T1">None</text:span><text:span text:style-name="T2"><text:line-break/>5.<text:tab/>DTSS – </text:span><text:span text:style-name="T1">De-selected</text:span><text:span text:style-name="T2"><text:line-break/>6<text:tab/>Scan – </text:span><text:span text:style-name="T1">De-selected</text:span><text:span text:style-name="T2"><text:line-break/>7<text:tab/>RF Power – </text:span><text:span text:style-name="T1">Low</text:span><text:span text:style-name="T2"><text:line-break/>8<text:tab/>Channel Name – </text:span><text:span text:style-name="T1">VHF Eighty</text:span><text:span text:style-name="T2"><text:line-break/>9<text:tab/>Comments – </text:span><text:span text:style-name="T1">Blank</text:span><text:span text:style-name="T2"><text:line-break/><text:line-break/></text:span><text:span text:style-name="T3">Comments Field</text:span><text:span text:style-name="T2"><text:line-break/><text:line-break/></text:span><text:span text:style-name="T1">Channel 99<text:line-break/></text:span><text:span text:style-name="T2"><text:line-break/>1<text:tab/>Band - </text:span><text:span text:style-name="T1">VHF</text:span><text:span text:style-name="T2"><text:line-break/>2.<text:tab/>Shift – </text:span><text:span text:style-name="T1">Simplex</text:span><text:span text:style-name="T2"><text:line-break/></text:span><text:soft-page-break/><text:span text:style-name="T2">3<text:tab/>RX Frequency – </text:span><text:span text:style-name="T1">146.340</text:span><text:span text:style-name="T2"><text:line-break/>4<text:tab/>Tones – </text:span><text:span text:style-name="T1">None</text:span><text:span text:style-name="T2"><text:line-break/>5.<text:tab/>DTSS – </text:span><text:span text:style-name="T1">De-selected</text:span><text:span text:style-name="T2"><text:line-break/>6<text:tab/>Scan – </text:span><text:span text:style-name="T1">De-selected</text:span><text:span text:style-name="T2"><text:line-break/>7<text:tab/>RF Power – </text:span><text:span text:style-name="T1">High</text:span><text:span text:style-name="T2"><text:line-break/>8<text:tab/>Channel Name – </text:span><text:span text:style-name="T1">VHF Ninety Nine</text:span><text:span text:style-name="T2"><text:line-break/>9<text:tab/>Comments – </text:span><text:span text:style-name="T1">Comments</text:span><text:span text:style-name="T2"><text:line-break/></text:span></text:p>
        </text:list-item>
        <text:list-item>
          <text:p text:style-name="P7"><text:span text:style-name="T2">Close the </text:span><text:span text:style-name="T1">VHF Memory</text:span><text:span text:style-name="T2"> form.<text:line-break/></text:span></text:p>
        </text:list-item>
        <text:list-item>
          <text:p text:style-name="P8">Close the application.<text:line-break/></text:p>
        </text:list-item>
        <text:list-item>
          <text:p text:style-name="P7"><text:span text:style-name="T2">Select the </text:span><text:span text:style-name="T1">&lt;Yes&gt;</text:span><text:span text:style-name="T2"> button of the </text:span><text:span text:style-name="T1">Save it</text:span><text:span text:style-name="T2"> confirmation message.<text:line-break/></text:span></text:p>
        </text:list-item>
        <text:list-item>
          <text:p text:style-name="P7"><text:span text:style-name="T2">In the </text:span><text:span text:style-name="T1">Save TMV File</text:span><text:span text:style-name="T2"> dialogue box, enter a filename of “</text:span><text:span text:style-name="T1">Test TMV1</text:span><text:span text:style-name="T2">” and save it.<text:line-break/></text:span></text:p>
        </text:list-item>
        <text:list-item>
          <text:p text:style-name="P7"><text:span text:style-name="T2">Open the </text:span><text:span text:style-name="T1">Test TMV1.tmv</text:span><text:span text:style-name="T2"> file and compare the first 10 records of the </text:span><text:span text:style-name="T1">VHF section</text:span><text:span text:style-name="T2"> to the following entries:<text:line-break/><text:line-break/>[VHF MEMORY]</text:span></text:p>
          <text:p text:style-name="P8">1,VHF,146.430,5,S,Off,N,,Off,,00.00,Off,H,VHF One,<text:tab/><text:tab/><text:tab/><text:tab/><text:tab/><text:tab/>_____</text:p>
          <text:p text:style-name="P8">10,VHF,146.340,5,P,Off,N,,Off,,00.60,Off,H,VHF Ten,<text:tab/><text:tab/><text:tab/><text:tab/><text:tab/><text:tab/>_____</text:p>
          <text:p text:style-name="P8">20,VHF,146.340,5,M,Off,N,,Off,,00.60,Off,H,VHF Twenty,<text:tab/><text:tab/><text:tab/><text:tab/><text:tab/>_____</text:p>
          <text:p text:style-name="P8">30,VHF,146.340,5,S,Off,T,67.0,Off,,00.00,Off,H,VHF Thirty,<text:tab/><text:tab/><text:tab/><text:tab/><text:tab/>_____</text:p>
          <text:p text:style-name="P8">40,VHF,146.340,5,S,Off,C,250.3,Off,,00.00,Off,H,VHF Fourty,<text:tab/><text:tab/><text:tab/><text:tab/><text:tab/>_____</text:p>
          <text:p text:style-name="P8">50,VHF,146.340,5,S,Off,N,,On,123,00.00,Off,H,VHF Fifty.<text:tab/><text:tab/><text:tab/><text:tab/><text:tab/>_____</text:p>
          <text:p text:style-name="P8">60,VHF,146.340,5,S,Off,N,,Off,,00.00,On,H,VHF Sixty,<text:tab/><text:tab/><text:tab/><text:tab/><text:tab/><text:tab/>_____</text:p>
          <text:p text:style-name="P8">70,VHF,146.340,5,S,Off,N,,Off,,00.00,Off,M,VHF Seventy,<text:tab/><text:tab/><text:tab/><text:tab/><text:tab/>_____</text:p>
          <text:p text:style-name="P8">80,VHF,146.340,5,S,Off,N,,Off,,00.00,Off,L,VHF Eighty,<text:tab/><text:tab/><text:tab/><text:tab/><text:tab/><text:tab/>_____</text:p>
          <text:p text:style-name="P8">99,VHF,146.340,5,S,Off,N,,Off,,00.00,Off,H,VHF Ninety Nine,Comments<text:tab/><text:tab/><text:tab/><text:tab/>_____<text:line-break/></text:p>
        </text:list-item>
        <text:list-item>
          <text:p text:style-name="P8">Launch the application.<text:line-break/></text:p>
        </text:list-item>
        <text:list-item>
          <text:p text:style-name="P7"><text:span text:style-name="T2">Ensure TMV file </text:span><text:span text:style-name="T1">Test </text:span><text:span text:style-name="T2">TMV1.tmv is displayed in the Status bar.<text:tab/><text:tab/><text:tab/><text:tab/><text:tab/>_____<text:line-break/></text:span></text:p>
        </text:list-item>
        <text:list-item>
          <text:p text:style-name="P8">Ensure the <text:span text:style-name="T1">VHF Memory data</text:span> display is:</text:p>
          <text:p text:style-name="P8"><text:line-break/>Channel 1<text:line-break/> <text:line-break/><text:tab/>Ch Nr<text:tab/><text:tab/><text:span text:style-name="T1">1</text:span><text:tab/><text:tab/><text:tab/><text:tab/><text:tab/><text:tab/><text:tab/><text:tab/><text:tab/>_____<text:line-break/> <text:tab/>Ch Name<text:tab/><text:span text:style-name="T1">VHF One</text:span><text:tab/><text:tab/><text:tab/><text:tab/><text:tab/><text:tab/><text:tab/><text:tab/>_____<text:line-break/> <text:tab/>Rx Freq<text:tab/><text:span text:style-name="T1">146.340</text:span><text:tab/><text:tab/><text:tab/><text:tab/><text:tab/><text:tab/><text:tab/><text:tab/>_____<text:line-break/> <text:tab/>Shift<text:tab/><text:tab/><text:span text:style-name="T1">S</text:span><text:tab/><text:tab/><text:tab/><text:tab/><text:tab/><text:tab/><text:tab/><text:tab/><text:tab/>_____<text:line-break/> <text:tab/>Offset<text:tab/><text:tab/><text:span text:style-name="T1">&lt;Blank&gt;</text:span><text:tab/><text:tab/><text:tab/><text:tab/><text:tab/><text:tab/><text:tab/><text:tab/>_____<text:line-break/> <text:tab/>Tone<text:tab/><text:tab/><text:span text:style-name="T1">N</text:span><text:tab/><text:tab/><text:tab/><text:tab/><text:tab/><text:tab/><text:tab/><text:tab/><text:tab/>_____<text:line-break/> <text:tab/>Freq<text:tab/><text:tab/><text:span text:style-name="T1">&lt;Blank&gt;</text:span><text:tab/><text:tab/><text:tab/><text:tab/><text:tab/><text:tab/><text:tab/><text:tab/>_____<text:line-break/> <text:tab/>RF Pwr<text:tab/><text:tab/><text:span text:style-name="T1">H</text:span><text:tab/><text:tab/><text:tab/><text:tab/><text:tab/><text:tab/><text:tab/><text:tab/><text:tab/>_____<text:line-break/><text:soft-page-break/> <text:tab/>DTSS<text:tab/><text:tab/><text:span text:style-name="T1">Off</text:span><text:tab/><text:tab/><text:tab/><text:tab/><text:tab/><text:tab/><text:tab/><text:tab/><text:tab/>_____<text:line-break/> <text:tab/>DTSS Code<text:tab/><text:span text:style-name="T1">&lt;Blank&gt;</text:span><text:tab/><text:tab/><text:tab/><text:tab/><text:tab/><text:tab/><text:tab/><text:tab/>_____<text:line-break/> <text:tab/>Reverse<text:tab/><text:span text:style-name="T1">Off</text:span><text:tab/><text:tab/><text:tab/><text:tab/><text:tab/><text:tab/><text:tab/><text:tab/><text:tab/>_____<text:line-break/> <text:tab/>Scan<text:tab/><text:tab/><text:span text:style-name="T1">Off</text:span><text:tab/><text:tab/><text:tab/><text:tab/><text:tab/><text:tab/><text:tab/><text:tab/><text:tab/>_____<text:line-break/> <text:tab/>Step<text:tab/><text:tab/><text:span text:style-name="T1">5</text:span><text:tab/><text:tab/><text:tab/><text:tab/><text:tab/><text:tab/><text:tab/><text:tab/><text:tab/>_____<text:line-break/> <text:tab/>Comments<text:tab/><text:span text:style-name="T1">&lt;Blank&gt;</text:span><text:line-break/><text:line-break/>Channel 10<text:line-break/> <text:line-break/><text:tab/>Ch Nr<text:tab/><text:tab/><text:span text:style-name="T1">10</text:span><text:tab/><text:tab/><text:tab/><text:tab/><text:tab/><text:tab/><text:tab/><text:tab/><text:tab/>_____<text:line-break/> <text:tab/>Ch Name<text:tab/><text:span text:style-name="T1">VHF Ten</text:span><text:tab/><text:tab/><text:tab/><text:tab/><text:tab/><text:tab/><text:tab/><text:tab/>_____<text:line-break/> <text:tab/>Rx Freq<text:tab/><text:span text:style-name="T1">146.340</text:span><text:tab/><text:tab/><text:tab/><text:tab/><text:tab/><text:tab/><text:tab/><text:tab/>_____<text:line-break/> <text:tab/>Shift<text:tab/><text:tab/><text:span text:style-name="T1">P</text:span><text:tab/><text:tab/><text:tab/><text:tab/><text:tab/><text:tab/><text:tab/><text:tab/><text:tab/>_____<text:line-break/> <text:tab/>Offset<text:tab/><text:tab/><text:span text:style-name="T1">00.60</text:span><text:tab/><text:tab/><text:tab/><text:tab/><text:tab/><text:tab/><text:tab/><text:tab/><text:tab/>_____<text:line-break/> <text:tab/>Tone<text:tab/><text:tab/><text:span text:style-name="T1">N</text:span><text:tab/><text:tab/><text:tab/><text:tab/><text:tab/><text:tab/><text:tab/><text:tab/><text:tab/>_____<text:line-break/> <text:tab/>Freq<text:tab/><text:tab/><text:span text:style-name="T1">&lt;Blank&gt;</text:span><text:tab/><text:tab/><text:tab/><text:tab/><text:tab/><text:tab/><text:tab/><text:tab/>_____<text:line-break/> <text:tab/>RF Pwr<text:tab/><text:tab/><text:span text:style-name="T1">H</text:span><text:tab/><text:tab/><text:tab/><text:tab/><text:tab/><text:tab/><text:tab/><text:tab/><text:tab/>_____<text:line-break/> <text:tab/>DTSS<text:tab/><text:tab/><text:span text:style-name="T1">Off</text:span><text:tab/><text:tab/><text:tab/><text:tab/><text:tab/><text:tab/><text:tab/><text:tab/><text:tab/>_____<text:line-break/> <text:tab/>DTSS Code<text:tab/><text:span text:style-name="T1">&lt;Blank&gt;</text:span><text:tab/><text:tab/><text:tab/><text:tab/><text:tab/><text:tab/><text:tab/><text:tab/>_____<text:line-break/> <text:tab/>Reverse<text:tab/><text:span text:style-name="T1">Off</text:span><text:tab/><text:tab/><text:tab/><text:tab/><text:tab/><text:tab/><text:tab/><text:tab/><text:tab/>_____<text:line-break/> <text:tab/>Scan<text:tab/><text:tab/><text:span text:style-name="T1">Off</text:span><text:tab/><text:tab/><text:tab/><text:tab/><text:tab/><text:tab/><text:tab/><text:tab/><text:tab/>_____<text:line-break/> <text:tab/>Step<text:tab/><text:tab/><text:span text:style-name="T1">5</text:span><text:tab/><text:tab/><text:tab/><text:tab/><text:tab/><text:tab/><text:tab/><text:tab/><text:tab/>_____<text:line-break/> <text:tab/>Comments<text:tab/><text:span text:style-name="T1">&lt;Blank&gt;</text:span><text:line-break/><text:line-break/>Channel 20<text:line-break/> <text:line-break/><text:tab/>Ch Nr<text:tab/><text:tab/><text:span text:style-name="T1">20</text:span><text:tab/><text:tab/><text:tab/><text:tab/><text:tab/><text:tab/><text:tab/><text:tab/><text:tab/>_____<text:line-break/> <text:tab/>Ch Name<text:tab/><text:span text:style-name="T1">VHF Twenty</text:span><text:tab/><text:tab/><text:tab/><text:tab/><text:tab/><text:tab/><text:tab/><text:tab/>_____<text:line-break/> <text:tab/>Rx Freq<text:tab/><text:span text:style-name="T1">146.340</text:span><text:tab/><text:tab/><text:tab/><text:tab/><text:tab/><text:tab/><text:tab/><text:tab/>_____<text:line-break/> <text:tab/>Shift<text:tab/><text:tab/><text:span text:style-name="T1">M</text:span><text:tab/><text:tab/><text:tab/><text:tab/><text:tab/><text:tab/><text:tab/><text:tab/><text:tab/>_____<text:line-break/> <text:tab/>Offset<text:tab/><text:tab/><text:span text:style-name="T1">00.60</text:span><text:tab/><text:tab/><text:tab/><text:tab/><text:tab/><text:tab/><text:tab/><text:tab/><text:tab/>_____<text:line-break/> <text:tab/>Tone<text:tab/><text:tab/><text:span text:style-name="T1">N</text:span><text:tab/><text:tab/><text:tab/><text:tab/><text:tab/><text:tab/><text:tab/><text:tab/><text:tab/>_____<text:line-break/> <text:tab/>Freq<text:tab/><text:tab/><text:span text:style-name="T1">&lt;Blank&gt;</text:span><text:tab/><text:tab/><text:tab/><text:tab/><text:tab/><text:tab/><text:tab/><text:tab/>_____<text:line-break/> <text:tab/>RF Pwr<text:tab/><text:tab/><text:span text:style-name="T1">H</text:span><text:tab/><text:tab/><text:tab/><text:tab/><text:tab/><text:tab/><text:tab/><text:tab/><text:tab/>_____<text:line-break/> <text:tab/>DTSS<text:tab/><text:tab/><text:span text:style-name="T1">Off</text:span><text:tab/><text:tab/><text:tab/><text:tab/><text:tab/><text:tab/><text:tab/><text:tab/><text:tab/>_____<text:line-break/> <text:tab/>DTSS Code<text:tab/><text:span text:style-name="T1">&lt;Blank&gt;</text:span><text:tab/><text:tab/><text:tab/><text:tab/><text:tab/><text:tab/><text:tab/><text:tab/>_____<text:line-break/> <text:tab/>Reverse<text:tab/><text:span text:style-name="T1">Off</text:span><text:tab/><text:tab/><text:tab/><text:tab/><text:tab/><text:tab/><text:tab/><text:tab/><text:tab/>_____<text:line-break/> <text:tab/>Scan<text:tab/><text:tab/><text:span text:style-name="T1">Off</text:span><text:tab/><text:tab/><text:tab/><text:tab/><text:tab/><text:tab/><text:tab/><text:tab/><text:tab/>_____<text:line-break/> <text:tab/>Step<text:tab/><text:tab/><text:span text:style-name="T1">5</text:span><text:tab/><text:tab/><text:tab/><text:tab/><text:tab/><text:tab/><text:tab/><text:tab/><text:tab/>_____<text:line-break/> <text:tab/>Comments<text:tab/><text:span text:style-name="T1">&lt;Blank&gt;</text:span><text:line-break/><text:line-break/>Channel 30<text:line-break/> <text:line-break/><text:tab/>Ch Nr<text:tab/><text:tab/><text:span text:style-name="T1">30</text:span><text:tab/><text:tab/><text:tab/><text:tab/><text:tab/><text:tab/><text:tab/><text:tab/><text:tab/>_____<text:line-break/> <text:tab/>Ch Name<text:tab/><text:span text:style-name="T1">VHF Thirty</text:span><text:tab/><text:tab/><text:tab/><text:tab/><text:tab/><text:tab/><text:tab/><text:tab/>_____<text:line-break/> <text:tab/>Rx Freq<text:tab/><text:span text:style-name="T1">146.340</text:span><text:tab/><text:tab/><text:tab/><text:tab/><text:tab/><text:tab/><text:tab/><text:tab/>_____<text:line-break/> <text:tab/>Shift<text:tab/><text:tab/><text:span text:style-name="T1">S</text:span><text:tab/><text:tab/><text:tab/><text:tab/><text:tab/><text:tab/><text:tab/><text:tab/><text:tab/>_____<text:line-break/> <text:tab/>Offset<text:tab/><text:tab/><text:span text:style-name="T1">&lt;Blank&gt;</text:span><text:tab/><text:tab/><text:tab/><text:tab/><text:tab/><text:tab/><text:tab/><text:tab/>_____<text:line-break/> <text:tab/>Tone<text:tab/><text:tab/><text:span text:style-name="T1">T</text:span><text:tab/><text:tab/><text:tab/><text:tab/><text:tab/><text:tab/><text:tab/><text:tab/><text:tab/>_____<text:line-break/> <text:tab/>Freq<text:tab/><text:tab/><text:span text:style-name="T1">67.0</text:span><text:tab/><text:tab/><text:tab/><text:tab/><text:tab/><text:tab/><text:tab/><text:tab/><text:tab/>_____<text:line-break/> <text:tab/>RF Pwr<text:tab/><text:tab/><text:span text:style-name="T1">H</text:span><text:tab/><text:tab/><text:tab/><text:tab/><text:tab/><text:tab/><text:tab/><text:tab/><text:tab/>_____<text:line-break/> <text:tab/>DTSS<text:tab/><text:tab/><text:span text:style-name="T1">Off</text:span><text:tab/><text:tab/><text:tab/><text:tab/><text:tab/><text:tab/><text:tab/><text:tab/><text:tab/>_____<text:line-break/> <text:tab/>DTSS Code<text:tab/><text:span text:style-name="T1">&lt;Blank&gt;</text:span><text:tab/><text:tab/><text:tab/><text:tab/><text:tab/><text:tab/><text:tab/><text:tab/>_____<text:line-break/> <text:tab/>Reverse<text:tab/><text:span text:style-name="T1">Off</text:span><text:tab/><text:tab/><text:tab/><text:tab/><text:tab/><text:tab/><text:tab/><text:tab/><text:tab/>_____<text:line-break/> <text:tab/>Scan<text:tab/><text:tab/><text:span text:style-name="T1">Off</text:span><text:tab/><text:tab/><text:tab/><text:tab/><text:tab/><text:tab/><text:tab/><text:tab/><text:tab/>_____<text:line-break/> <text:tab/>Step<text:tab/><text:tab/><text:span text:style-name="T1">5</text:span><text:tab/><text:tab/><text:tab/><text:tab/><text:tab/><text:tab/><text:tab/><text:tab/><text:tab/>_____<text:line-break/><text:soft-page-break/> <text:tab/>Comments<text:tab/><text:span text:style-name="T1">&lt;Blank&gt;</text:span><text:line-break/><text:line-break/>Channel 40<text:line-break/> <text:line-break/><text:tab/>Ch Nr<text:tab/><text:tab/><text:span text:style-name="T1">40</text:span><text:tab/><text:tab/><text:tab/><text:tab/><text:tab/><text:tab/><text:tab/><text:tab/><text:tab/>_____<text:line-break/> <text:tab/>Ch Name<text:tab/><text:span text:style-name="T1">VHF Fourty</text:span><text:tab/><text:tab/><text:tab/><text:tab/><text:tab/><text:tab/><text:tab/><text:tab/>_____<text:line-break/> <text:tab/>Rx Freq<text:tab/><text:span text:style-name="T1">146.340</text:span><text:tab/><text:tab/><text:tab/><text:tab/><text:tab/><text:tab/><text:tab/><text:tab/>_____<text:line-break/> <text:tab/>Shift<text:tab/><text:tab/><text:span text:style-name="T1">S</text:span><text:tab/><text:tab/><text:tab/><text:tab/><text:tab/><text:tab/><text:tab/><text:tab/><text:tab/>_____<text:line-break/> <text:tab/>Offset<text:tab/><text:tab/><text:span text:style-name="T1">&lt;Blank&gt;</text:span><text:tab/><text:tab/><text:tab/><text:tab/><text:tab/><text:tab/><text:tab/><text:tab/>_____<text:line-break/> <text:tab/>Tone<text:tab/><text:tab/><text:span text:style-name="T1">C</text:span><text:tab/><text:tab/><text:tab/><text:tab/><text:tab/><text:tab/><text:tab/><text:tab/><text:tab/>_____<text:line-break/> <text:tab/>Freq<text:tab/><text:tab/><text:span text:style-name="T1">250.3</text:span><text:tab/><text:tab/><text:tab/><text:tab/><text:tab/><text:tab/><text:tab/><text:tab/><text:tab/>_____<text:line-break/> <text:tab/>RF Pwr<text:tab/><text:tab/><text:span text:style-name="T1">H</text:span><text:tab/><text:tab/><text:tab/><text:tab/><text:tab/><text:tab/><text:tab/><text:tab/><text:tab/>_____<text:line-break/> <text:tab/>DTSS<text:tab/><text:tab/><text:span text:style-name="T1">Off</text:span><text:tab/><text:tab/><text:tab/><text:tab/><text:tab/><text:tab/><text:tab/><text:tab/><text:tab/>_____<text:line-break/> <text:tab/>DTSS Code<text:tab/><text:span text:style-name="T1">&lt;Blank&gt;</text:span><text:tab/><text:tab/><text:tab/><text:tab/><text:tab/><text:tab/><text:tab/><text:tab/>_____<text:line-break/> <text:tab/>Reverse<text:tab/><text:span text:style-name="T1">Off</text:span><text:tab/><text:tab/><text:tab/><text:tab/><text:tab/><text:tab/><text:tab/><text:tab/><text:tab/>_____<text:line-break/> <text:tab/>Scan<text:tab/><text:tab/><text:span text:style-name="T1">Off</text:span><text:tab/><text:tab/><text:tab/><text:tab/><text:tab/><text:tab/><text:tab/><text:tab/><text:tab/>_____<text:line-break/> <text:tab/>Step<text:tab/><text:tab/><text:span text:style-name="T1">5</text:span><text:tab/><text:tab/><text:tab/><text:tab/><text:tab/><text:tab/><text:tab/><text:tab/><text:tab/>_____<text:line-break/> <text:tab/>Comments<text:tab/><text:span text:style-name="T1">&lt;Blank&gt;</text:span><text:line-break/><text:line-break/>Channel 50<text:line-break/> <text:line-break/><text:tab/>Ch Nr<text:tab/><text:tab/><text:span text:style-name="T1">50</text:span><text:tab/><text:tab/><text:tab/><text:tab/><text:tab/><text:tab/><text:tab/><text:tab/><text:tab/>_____<text:line-break/> <text:tab/>Ch Name<text:tab/><text:span text:style-name="T1">VHF Fifty</text:span><text:tab/><text:tab/><text:tab/><text:tab/><text:tab/><text:tab/><text:tab/><text:tab/>_____<text:line-break/> <text:tab/>Rx Freq<text:tab/><text:span text:style-name="T1">146.340</text:span><text:tab/><text:tab/><text:tab/><text:tab/><text:tab/><text:tab/><text:tab/><text:tab/>_____<text:line-break/> <text:tab/>Shift<text:tab/><text:tab/><text:span text:style-name="T1">S</text:span><text:tab/><text:tab/><text:tab/><text:tab/><text:tab/><text:tab/><text:tab/><text:tab/><text:tab/>_____<text:line-break/> <text:tab/>Offset<text:tab/><text:tab/><text:span text:style-name="T1">&lt;Blank&gt;</text:span><text:tab/><text:tab/><text:tab/><text:tab/><text:tab/><text:tab/><text:tab/><text:tab/>_____<text:line-break/> <text:tab/>Tone<text:tab/><text:tab/><text:span text:style-name="T1">N</text:span><text:tab/><text:tab/><text:tab/><text:tab/><text:tab/><text:tab/><text:tab/><text:tab/><text:tab/>_____<text:line-break/> <text:tab/>Freq<text:tab/><text:tab/><text:span text:style-name="T1">&lt;Blank&gt;</text:span><text:tab/><text:tab/><text:tab/><text:tab/><text:tab/><text:tab/><text:tab/><text:tab/>_____<text:line-break/> <text:tab/>RF Pwr<text:tab/><text:tab/><text:span text:style-name="T1">H</text:span><text:tab/><text:tab/><text:tab/><text:tab/><text:tab/><text:tab/><text:tab/><text:tab/><text:tab/>_____<text:line-break/> <text:tab/>DTSS<text:tab/><text:tab/><text:span text:style-name="T1">On</text:span><text:tab/><text:tab/><text:tab/><text:tab/><text:tab/><text:tab/><text:tab/><text:tab/><text:tab/>_____<text:line-break/> <text:tab/>DTSS Code<text:tab/><text:span text:style-name="T1">123</text:span><text:tab/><text:tab/><text:tab/><text:tab/><text:tab/><text:tab/><text:tab/><text:tab/><text:tab/>_____<text:line-break/> <text:tab/>Reverse<text:tab/><text:span text:style-name="T1">Off</text:span><text:tab/><text:tab/><text:tab/><text:tab/><text:tab/><text:tab/><text:tab/><text:tab/><text:tab/>_____<text:line-break/> <text:tab/>Scan<text:tab/><text:tab/><text:span text:style-name="T1">Off</text:span><text:tab/><text:tab/><text:tab/><text:tab/><text:tab/><text:tab/><text:tab/><text:tab/><text:tab/>_____<text:line-break/> <text:tab/>Step<text:tab/><text:tab/><text:span text:style-name="T1">5</text:span><text:tab/><text:tab/><text:tab/><text:tab/><text:tab/><text:tab/><text:tab/><text:tab/><text:tab/>_____<text:line-break/> <text:tab/>Comments<text:tab/><text:span text:style-name="T1">&lt;Blank&gt;</text:span><text:line-break/><text:line-break/>Channel 60<text:line-break/> <text:line-break/><text:tab/>Ch Nr<text:tab/><text:tab/><text:span text:style-name="T1">60</text:span><text:tab/><text:tab/><text:tab/><text:tab/><text:tab/><text:tab/><text:tab/><text:tab/><text:tab/>_____<text:line-break/> <text:tab/>Ch Name<text:tab/><text:span text:style-name="T1">VHF Sixty</text:span><text:tab/><text:tab/><text:tab/><text:tab/><text:tab/><text:tab/><text:tab/><text:tab/>_____<text:line-break/> <text:tab/>Rx Freq<text:tab/><text:span text:style-name="T1">146.340</text:span><text:tab/><text:tab/><text:tab/><text:tab/><text:tab/><text:tab/><text:tab/><text:tab/>_____<text:line-break/> <text:tab/>Shift<text:tab/><text:tab/><text:span text:style-name="T1">S</text:span><text:tab/><text:tab/><text:tab/><text:tab/><text:tab/><text:tab/><text:tab/><text:tab/><text:tab/>_____<text:line-break/> <text:tab/>Offset<text:tab/><text:tab/><text:span text:style-name="T1">&lt;Blank&gt;</text:span><text:tab/><text:tab/><text:tab/><text:tab/><text:tab/><text:tab/><text:tab/><text:tab/>_____<text:line-break/> <text:tab/>Tone<text:tab/><text:tab/><text:span text:style-name="T1">N</text:span><text:tab/><text:tab/><text:tab/><text:tab/><text:tab/><text:tab/><text:tab/><text:tab/><text:tab/>_____<text:line-break/> <text:tab/>Freq<text:tab/><text:tab/><text:span text:style-name="T1">&lt;Blank&gt;</text:span><text:tab/><text:tab/><text:tab/><text:tab/><text:tab/><text:tab/><text:tab/><text:tab/>_____<text:line-break/> <text:tab/>RF Pwr<text:tab/><text:tab/><text:span text:style-name="T1">H</text:span><text:tab/><text:tab/><text:tab/><text:tab/><text:tab/><text:tab/><text:tab/><text:tab/><text:tab/>_____<text:line-break/> <text:tab/>DTSS<text:tab/><text:tab/><text:span text:style-name="T1">Off</text:span><text:tab/><text:tab/><text:tab/><text:tab/><text:tab/><text:tab/><text:tab/><text:tab/><text:tab/>_____<text:line-break/> <text:tab/>DTSS Code<text:tab/><text:span text:style-name="T1">&lt;Blank&gt;</text:span><text:tab/><text:tab/><text:tab/><text:tab/><text:tab/><text:tab/><text:tab/><text:tab/>_____<text:line-break/> <text:tab/>Reverse<text:tab/><text:span text:style-name="T1">Off</text:span><text:tab/><text:tab/><text:tab/><text:tab/><text:tab/><text:tab/><text:tab/><text:tab/><text:tab/>_____<text:line-break/> <text:tab/>Scan<text:tab/><text:tab/><text:span text:style-name="T1">On</text:span><text:tab/><text:tab/><text:tab/><text:tab/><text:tab/><text:tab/><text:tab/><text:tab/><text:tab/>_____<text:line-break/> <text:tab/>Step<text:tab/><text:tab/><text:span text:style-name="T1">5</text:span><text:tab/><text:tab/><text:tab/><text:tab/><text:tab/><text:tab/><text:tab/><text:tab/><text:tab/>_____<text:line-break/> <text:tab/>Comments<text:tab/><text:span text:style-name="T1">&lt;Blank&gt;</text:span><text:line-break/><text:line-break/>Channel 70<text:line-break/> <text:line-break/><text:tab/>Ch Nr<text:tab/><text:tab/><text:span text:style-name="T1">70</text:span><text:tab/><text:tab/><text:tab/><text:tab/><text:tab/><text:tab/><text:tab/><text:tab/><text:tab/>_____<text:line-break/><text:soft-page-break/> <text:tab/>Ch Name<text:tab/><text:span text:style-name="T1">VHF Seventy</text:span><text:tab/><text:tab/><text:tab/><text:tab/><text:tab/><text:tab/><text:tab/><text:tab/>_____<text:line-break/> <text:tab/>Rx Freq<text:tab/><text:span text:style-name="T1">146.340</text:span><text:tab/><text:tab/><text:tab/><text:tab/><text:tab/><text:tab/><text:tab/><text:tab/>_____<text:line-break/> <text:tab/>Shift<text:tab/><text:tab/><text:span text:style-name="T1">S</text:span><text:tab/><text:tab/><text:tab/><text:tab/><text:tab/><text:tab/><text:tab/><text:tab/><text:tab/>_____<text:line-break/> <text:tab/>Offset<text:tab/><text:tab/><text:span text:style-name="T1">&lt;Blank&gt;</text:span><text:tab/><text:tab/><text:tab/><text:tab/><text:tab/><text:tab/><text:tab/><text:tab/>_____<text:line-break/> <text:tab/>Tone<text:tab/><text:tab/><text:span text:style-name="T1">N</text:span><text:tab/><text:tab/><text:tab/><text:tab/><text:tab/><text:tab/><text:tab/><text:tab/><text:tab/>_____<text:line-break/> <text:tab/>Freq<text:tab/><text:tab/><text:span text:style-name="T1">&lt;Blank&gt;</text:span><text:tab/><text:tab/><text:tab/><text:tab/><text:tab/><text:tab/><text:tab/><text:tab/>_____<text:line-break/> <text:tab/>RF Pwr<text:tab/><text:tab/><text:span text:style-name="T1">M</text:span><text:tab/><text:tab/><text:tab/><text:tab/><text:tab/><text:tab/><text:tab/><text:tab/><text:tab/>_____<text:line-break/> <text:tab/>DTSS<text:tab/><text:tab/><text:span text:style-name="T1">Off</text:span><text:tab/><text:tab/><text:tab/><text:tab/><text:tab/><text:tab/><text:tab/><text:tab/><text:tab/>_____<text:line-break/> <text:tab/>DTSS Code<text:tab/><text:span text:style-name="T1">&lt;Blank&gt;</text:span><text:tab/><text:tab/><text:tab/><text:tab/><text:tab/><text:tab/><text:tab/><text:tab/>_____<text:line-break/> <text:tab/>Reverse<text:tab/><text:span text:style-name="T1">Off</text:span><text:tab/><text:tab/><text:tab/><text:tab/><text:tab/><text:tab/><text:tab/><text:tab/><text:tab/>_____<text:line-break/> <text:tab/>Scan<text:tab/><text:tab/><text:span text:style-name="T1">Off</text:span><text:tab/><text:tab/><text:tab/><text:tab/><text:tab/><text:tab/><text:tab/><text:tab/><text:tab/>_____<text:line-break/> <text:tab/>Step<text:tab/><text:tab/><text:span text:style-name="T1">5</text:span><text:tab/><text:tab/><text:tab/><text:tab/><text:tab/><text:tab/><text:tab/><text:tab/><text:tab/>_____<text:line-break/> <text:tab/>Comments<text:tab/><text:span text:style-name="T1">&lt;Blank&gt;</text:span><text:line-break/><text:line-break/>Channel 80<text:line-break/> <text:line-break/><text:tab/>Ch Nr<text:tab/><text:tab/><text:span text:style-name="T1">80</text:span><text:tab/><text:tab/><text:tab/><text:tab/><text:tab/><text:tab/><text:tab/><text:tab/><text:tab/>_____<text:line-break/> <text:tab/>Ch Name<text:tab/><text:span text:style-name="T1">VHF Eighty</text:span><text:tab/><text:tab/><text:tab/><text:tab/><text:tab/><text:tab/><text:tab/><text:tab/>_____<text:line-break/> <text:tab/>Rx Freq<text:tab/><text:span text:style-name="T1">146.340</text:span><text:tab/><text:tab/><text:tab/><text:tab/><text:tab/><text:tab/><text:tab/><text:tab/>_____<text:line-break/> <text:tab/>Shift<text:tab/><text:tab/><text:span text:style-name="T1">S</text:span><text:tab/><text:tab/><text:tab/><text:tab/><text:tab/><text:tab/><text:tab/><text:tab/><text:tab/>_____<text:line-break/> <text:tab/>Offset<text:tab/><text:tab/><text:span text:style-name="T1">&lt;Blank&gt;</text:span><text:tab/><text:tab/><text:tab/><text:tab/><text:tab/><text:tab/><text:tab/><text:tab/>_____<text:line-break/> <text:tab/>Tone<text:tab/><text:tab/><text:span text:style-name="T1">N</text:span><text:tab/><text:tab/><text:tab/><text:tab/><text:tab/><text:tab/><text:tab/><text:tab/><text:tab/>_____<text:line-break/> <text:tab/>Freq<text:tab/><text:tab/><text:span text:style-name="T1">&lt;Blank&gt;</text:span><text:tab/><text:tab/><text:tab/><text:tab/><text:tab/><text:tab/><text:tab/><text:tab/>_____<text:line-break/> <text:tab/>RF Pwr<text:tab/><text:tab/><text:span text:style-name="T1">L</text:span><text:tab/><text:tab/><text:tab/><text:tab/><text:tab/><text:tab/><text:tab/><text:tab/><text:tab/>_____<text:line-break/> <text:tab/>DTSS<text:tab/><text:tab/><text:span text:style-name="T1">Off</text:span><text:tab/><text:tab/><text:tab/><text:tab/><text:tab/><text:tab/><text:tab/><text:tab/><text:tab/>_____<text:line-break/> <text:tab/>DTSS Code<text:tab/><text:span text:style-name="T1">&lt;Blank&gt;</text:span><text:tab/><text:tab/><text:tab/><text:tab/><text:tab/><text:tab/><text:tab/><text:tab/>_____<text:line-break/> <text:tab/>Reverse<text:tab/><text:span text:style-name="T1">Off</text:span><text:tab/><text:tab/><text:tab/><text:tab/><text:tab/><text:tab/><text:tab/><text:tab/><text:tab/>_____<text:line-break/> <text:tab/>Scan<text:tab/><text:tab/><text:span text:style-name="T1">Off</text:span><text:tab/><text:tab/><text:tab/><text:tab/><text:tab/><text:tab/><text:tab/><text:tab/><text:tab/>_____<text:line-break/> <text:tab/>Step<text:tab/><text:tab/><text:span text:style-name="T1">5</text:span><text:tab/><text:tab/><text:tab/><text:tab/><text:tab/><text:tab/><text:tab/><text:tab/><text:tab/>_____<text:line-break/> <text:tab/>Comments<text:tab/><text:span text:style-name="T1">&lt;Blank&gt;</text:span><text:line-break/><text:line-break/>Channel 99<text:line-break/> <text:line-break/><text:tab/>Ch Nr<text:tab/><text:tab/><text:span text:style-name="T1">99</text:span><text:tab/><text:tab/><text:tab/><text:tab/><text:tab/><text:tab/><text:tab/><text:tab/><text:tab/>_____<text:line-break/> <text:tab/>Ch Name<text:tab/><text:span text:style-name="T1">VHF Ninety Nine</text:span><text:tab/><text:tab/><text:tab/><text:tab/><text:tab/><text:tab/><text:tab/>_____<text:line-break/> <text:tab/>Rx Freq<text:tab/><text:span text:style-name="T1">146.340</text:span><text:tab/><text:tab/><text:tab/><text:tab/><text:tab/><text:tab/><text:tab/><text:tab/>_____<text:line-break/> <text:tab/>Shift<text:tab/><text:tab/><text:span text:style-name="T1">S</text:span><text:tab/><text:tab/><text:tab/><text:tab/><text:tab/><text:tab/><text:tab/><text:tab/><text:tab/>_____<text:line-break/> <text:tab/>Offset<text:tab/><text:tab/><text:span text:style-name="T1">&lt;Blank&gt;</text:span><text:tab/><text:tab/><text:tab/><text:tab/><text:tab/><text:tab/><text:tab/><text:tab/>_____<text:line-break/> <text:tab/>Tone<text:tab/><text:tab/><text:span text:style-name="T1">N</text:span><text:tab/><text:tab/><text:tab/><text:tab/><text:tab/><text:tab/><text:tab/><text:tab/><text:tab/>_____<text:line-break/> <text:tab/>Freq<text:tab/><text:tab/><text:span text:style-name="T1">&lt;Blank&gt;</text:span><text:tab/><text:tab/><text:tab/><text:tab/><text:tab/><text:tab/><text:tab/><text:tab/>_____<text:line-break/> <text:tab/>RF Pwr<text:tab/><text:tab/><text:span text:style-name="T1">H</text:span><text:tab/><text:tab/><text:tab/><text:tab/><text:tab/><text:tab/><text:tab/><text:tab/><text:tab/>_____<text:line-break/> <text:tab/>DTSS<text:tab/><text:tab/><text:span text:style-name="T1">Off</text:span><text:tab/><text:tab/><text:tab/><text:tab/><text:tab/><text:tab/><text:tab/><text:tab/><text:tab/>_____<text:line-break/> <text:tab/>DTSS Code<text:tab/><text:span text:style-name="T1">&lt;Blank&gt;</text:span><text:tab/><text:tab/><text:tab/><text:tab/><text:tab/><text:tab/><text:tab/><text:tab/>_____<text:line-break/> <text:tab/>Reverse<text:tab/><text:span text:style-name="T1">Off</text:span><text:tab/><text:tab/><text:tab/><text:tab/><text:tab/><text:tab/><text:tab/><text:tab/><text:tab/>_____<text:line-break/> <text:tab/>Scan<text:tab/><text:tab/><text:span text:style-name="T1">Off</text:span><text:tab/><text:tab/><text:tab/><text:tab/><text:tab/><text:tab/><text:tab/><text:tab/><text:tab/>_____<text:line-break/> <text:tab/>Step<text:tab/><text:tab/><text:span text:style-name="T1">5</text:span><text:tab/><text:tab/><text:tab/><text:tab/><text:tab/><text:tab/><text:tab/><text:tab/><text:tab/>_____<text:line-break/> <text:tab/>Comments<text:tab/><text:span text:style-name="T1">Comments</text:span><text:line-break/><text:line-break/><text:line-break/><text:span text:style-name="T4">UHF CHANNEL LIST</text:span><text:span text:style-name="T3"><text:line-break/><text:line-break/>Shift Field (Simplex, Plus, Minus)<text:line-break/></text:span></text:p>
        </text:list-item>
        <text:list-item>
          <text:p text:style-name="P7">Select the <text:span text:style-name="T1">UHF Data</text:span> form using the menu <text:span text:style-name="T1">Memory | UHF</text:span> menu items.<text:line-break/></text:p>
        </text:list-item>
        <text:list-item>
          <text:p text:style-name="P7"><text:soft-page-break/>Enter the following records:<text:line-break/><text:line-break/><text:span text:style-name="T1">Channel 1</text:span><text:line-break/><text:line-break/>1<text:tab/>Band - <text:span text:style-name="T1">UHF</text:span><text:line-break/>2.<text:tab/>Shift – <text:span text:style-name="T1">Simplex</text:span><text:line-break/>3<text:tab/>RX Frequency – <text:span text:style-name="T1">446.150</text:span><text:line-break/>4<text:tab/>Tones – <text:span text:style-name="T1">None</text:span><text:line-break/>5.<text:tab/>DTSS – <text:span text:style-name="T1">De-selected</text:span><text:line-break/>6<text:tab/>Scan – <text:span text:style-name="T1">De-selected</text:span><text:line-break/>7<text:tab/>RF Power – <text:span text:style-name="T1">High</text:span><text:line-break/>8<text:tab/>Channel Name – <text:span text:style-name="T1">UHF One</text:span><text:line-break/>9<text:tab/>Comments – <text:span text:style-name="T1">Blank</text:span><text:line-break/><text:line-break/><text:line-break/><text:span text:style-name="T1">Channel 10</text:span><text:line-break/><text:line-break/>1<text:tab/>Band - <text:span text:style-name="T1">UHF</text:span><text:line-break/>2.<text:tab/>Shift – <text:span text:style-name="T1">Plus</text:span><text:line-break/>3<text:tab/>RX Frequency – <text:span text:style-name="T1">446.150</text:span><text:line-break/>4<text:tab/>Tones – <text:span text:style-name="T1">None</text:span><text:line-break/>5.<text:tab/>DTSS – <text:span text:style-name="T1">De-selected</text:span><text:line-break/>6<text:tab/>Scan – <text:span text:style-name="T1">De-selected</text:span><text:line-break/>7<text:tab/>RF Power – <text:span text:style-name="T1">High</text:span><text:line-break/>8<text:tab/>Channel Name – <text:span text:style-name="T1">UHF Ten</text:span><text:line-break/>9<text:tab/>Comments – <text:span text:style-name="T1">Blank</text:span><text:line-break/><text:line-break/><text:line-break/><text:span text:style-name="T1">Channel 20</text:span><text:line-break/><text:line-break/>1<text:tab/>Band - <text:span text:style-name="T1">UHF</text:span><text:line-break/>2.<text:tab/>Shift – <text:span text:style-name="T1">Minus</text:span><text:line-break/>3<text:tab/>RX Frequency – <text:span text:style-name="T1">446.150</text:span><text:line-break/>4<text:tab/>Tones – <text:span text:style-name="T1">None</text:span><text:line-break/>5.<text:tab/>DTSS – <text:span text:style-name="T1">De-selected</text:span><text:line-break/>6<text:tab/>Scan – <text:span text:style-name="T1">De-selected</text:span><text:line-break/>7<text:tab/>RF Power – <text:span text:style-name="T1">High</text:span><text:line-break/>8<text:tab/>Channel Name – <text:span text:style-name="T1">UHF Twenty</text:span><text:line-break/>9<text:tab/>Comments – <text:span text:style-name="T1">Blank</text:span><text:line-break/><text:line-break/><text:span text:style-name="T3">Tones Field (None, Tone, CTCSS)</text:span><text:line-break/><text:line-break/><text:span text:style-name="T1">Channel 30</text:span><text:line-break/><text:line-break/>1<text:tab/>Band - <text:span text:style-name="T1">UHF</text:span><text:line-break/>2.<text:tab/>Shift – <text:span text:style-name="T1">Simplex</text:span><text:line-break/>3<text:tab/>RX Frequency – <text:span text:style-name="T1">446.150</text:span><text:line-break/>4<text:tab/>Tones – <text:span text:style-name="T1">Tone<text:line-break/></text:span><text:span text:style-name="T2">5<text:tab/>Tone Freq – </text:span><text:span text:style-name="T1">67.0</text:span><text:line-break/>6.<text:tab/>DTSS – <text:span text:style-name="T1">De-selected</text:span><text:line-break/>7<text:tab/>Scan – <text:span text:style-name="T1">De-selected</text:span><text:line-break/>8<text:tab/>RF Power – <text:span text:style-name="T1">High</text:span><text:line-break/>9<text:tab/>Channel Name – <text:span text:style-name="T1">UHF Thirty</text:span><text:line-break/>10<text:tab/>Comments – <text:span text:style-name="T1">Blank</text:span><text:line-break/><text:line-break/><text:line-break/><text:soft-page-break/><text:span text:style-name="T1">Channel 40</text:span><text:line-break/><text:line-break/>1<text:tab/>Band - <text:span text:style-name="T1">UHF</text:span><text:line-break/>2.<text:tab/>Shift – <text:span text:style-name="T1">Simplex</text:span><text:line-break/>3<text:tab/>RX Frequency – <text:span text:style-name="T1">446.150</text:span><text:line-break/>4<text:tab/>Tones – <text:span text:style-name="T1">CTCSS</text:span><text:span text:style-name="T2"><text:line-break/>5<text:tab/>Tone Freq – </text:span><text:span text:style-name="T1">250.3</text:span><text:line-break/>6.<text:tab/>DTSS – <text:span text:style-name="T1">De-selected</text:span><text:line-break/>7<text:tab/>Scan – <text:span text:style-name="T1">De-selected</text:span><text:line-break/>8<text:tab/>RF Power – <text:span text:style-name="T1">High</text:span><text:line-break/>9<text:tab/>Channel Name – <text:span text:style-name="T1">UHF Fourty</text:span><text:line-break/>10<text:tab/>Comments – <text:span text:style-name="T1">Blank</text:span><text:line-break/><text:line-break/><text:span text:style-name="T3">DTSS Field On</text:span><text:line-break/><text:line-break/><text:span text:style-name="T1">Channel 50</text:span><text:line-break/><text:line-break/>1<text:tab/>Band - <text:span text:style-name="T1">UHF</text:span><text:line-break/>2.<text:tab/>Shift – <text:span text:style-name="T1">Simplex</text:span><text:line-break/>3<text:tab/>RX Frequency – <text:span text:style-name="T1">446.150</text:span><text:line-break/>4<text:tab/>Tones – <text:span text:style-name="T1">None</text:span><text:line-break/>5.<text:tab/>DTSS – <text:span text:style-name="T1">Selected</text:span><text:line-break/>6<text:tab/>DTSS Code - <text:span text:style-name="T1">123</text:span><text:line-break/>7<text:tab/>Scan – <text:span text:style-name="T1">De-selected</text:span><text:line-break/>8<text:tab/>RF Power – <text:span text:style-name="T1">High</text:span><text:line-break/>9<text:tab/>Channel Name – <text:span text:style-name="T1">UHF Fifty</text:span><text:line-break/>10<text:tab/>Comments – <text:span text:style-name="T1">Blank</text:span><text:line-break/><text:line-break/><text:span text:style-name="T3">SCAN Field On</text:span><text:span text:style-name="T2"><text:line-break/><text:line-break/></text:span><text:span text:style-name="T1">Channel 60</text:span><text:span text:style-name="T2"><text:line-break/><text:line-break/>1<text:tab/>Band - </text:span><text:span text:style-name="T1">UHF</text:span><text:span text:style-name="T2"><text:line-break/>2.<text:tab/>Shift – </text:span><text:span text:style-name="T1">Simplex</text:span><text:span text:style-name="T2"><text:line-break/>3<text:tab/>RX Frequency – </text:span><text:span text:style-name="T1">446.150</text:span><text:span text:style-name="T2"><text:line-break/>4<text:tab/>Tones – </text:span><text:span text:style-name="T1">None</text:span><text:span text:style-name="T2"><text:line-break/>5.<text:tab/>DTSS – </text:span><text:span text:style-name="T1">De-selected</text:span><text:span text:style-name="T2"><text:line-break/>6<text:tab/>Scan – </text:span><text:span text:style-name="T1">Selected</text:span><text:span text:style-name="T2"><text:line-break/>7<text:tab/>RF Power – </text:span><text:span text:style-name="T1">High</text:span><text:span text:style-name="T2"><text:line-break/>8<text:tab/>Channel Name – </text:span><text:span text:style-name="T1">UHF Sixty</text:span><text:span text:style-name="T2"><text:line-break/>9<text:tab/>Comments – </text:span><text:span text:style-name="T1">Blank</text:span><text:span text:style-name="T2"><text:line-break/><text:line-break/></text:span><text:span text:style-name="T3">RF Power Field (Low. Medium, High)</text:span><text:span text:style-name="T2"><text:line-break/><text:line-break/></text:span><text:span text:style-name="T1">Channel 70</text:span><text:span text:style-name="T2"><text:line-break/><text:line-break/>1<text:tab/>Band - </text:span><text:span text:style-name="T1">UHF</text:span><text:span text:style-name="T2"><text:line-break/>2.<text:tab/>Shift – </text:span><text:span text:style-name="T1">Simplex</text:span><text:span text:style-name="T2"><text:line-break/>3<text:tab/>RX Frequency – </text:span><text:span text:style-name="T1">446.150</text:span><text:span text:style-name="T2"><text:line-break/>4<text:tab/>Tones – </text:span><text:span text:style-name="T1">None</text:span><text:span text:style-name="T2"><text:line-break/>5.<text:tab/>DTSS – </text:span><text:span text:style-name="T1">De-selected</text:span><text:span text:style-name="T2"><text:line-break/>6<text:tab/>Scan – </text:span><text:span text:style-name="T1">De-selected</text:span><text:span text:style-name="T2"><text:line-break/>7<text:tab/>RF Power – </text:span><text:span text:style-name="T1">Medium</text:span><text:span text:style-name="T2"><text:line-break/>8<text:tab/>Channel Name – </text:span><text:span text:style-name="T1">UHF Seventy</text:span><text:span text:style-name="T2"><text:line-break/>9<text:tab/>Comments – </text:span><text:span text:style-name="T1">Blank</text:span><text:span text:style-name="T2"><text:line-break/><text:line-break/></text:span><text:soft-page-break/><text:span text:style-name="T2"><text:line-break/></text:span><text:span text:style-name="T1">Channel 80</text:span><text:span text:style-name="T2"><text:line-break/><text:line-break/>1<text:tab/>Band - </text:span><text:span text:style-name="T1">UHF</text:span><text:span text:style-name="T2"><text:line-break/>2.<text:tab/>Shift – </text:span><text:span text:style-name="T1">Simplex</text:span><text:span text:style-name="T2"><text:line-break/>3<text:tab/>RX Frequency – </text:span><text:span text:style-name="T1">446.150</text:span><text:span text:style-name="T2"><text:line-break/>4<text:tab/>Tones – </text:span><text:span text:style-name="T1">None</text:span><text:span text:style-name="T2"><text:line-break/>5.<text:tab/>DTSS – </text:span><text:span text:style-name="T1">De-selected</text:span><text:span text:style-name="T2"><text:line-break/>6<text:tab/>Scan – </text:span><text:span text:style-name="T1">De-selected</text:span><text:span text:style-name="T2"><text:line-break/>7<text:tab/>RF Power – </text:span><text:span text:style-name="T1">Low</text:span><text:span text:style-name="T2"><text:line-break/>8<text:tab/>Channel Name – </text:span><text:span text:style-name="T1">UHF Eighty</text:span><text:span text:style-name="T2"><text:line-break/>9<text:tab/>Comments – </text:span><text:span text:style-name="T1">Blank</text:span><text:span text:style-name="T2"><text:line-break/><text:line-break/></text:span><text:span text:style-name="T3">Comments Field</text:span><text:span text:style-name="T2"><text:line-break/><text:line-break/></text:span><text:span text:style-name="T1">Channel 99<text:line-break/></text:span><text:span text:style-name="T2"><text:line-break/>1<text:tab/>Band - </text:span><text:span text:style-name="T1">UHF</text:span><text:span text:style-name="T2"><text:line-break/>2.<text:tab/>Shift – </text:span><text:span text:style-name="T1">Simplex</text:span><text:span text:style-name="T2"><text:line-break/>3<text:tab/>RX Frequency – </text:span><text:span text:style-name="T1">446.150</text:span><text:span text:style-name="T2"><text:line-break/>4<text:tab/>Tones – </text:span><text:span text:style-name="T1">None</text:span><text:span text:style-name="T2"><text:line-break/>5.<text:tab/>DTSS – </text:span><text:span text:style-name="T1">De-selected</text:span><text:span text:style-name="T2"><text:line-break/>6<text:tab/>Scan – </text:span><text:span text:style-name="T1">De-selected</text:span><text:span text:style-name="T2"><text:line-break/>7<text:tab/>RF Power – </text:span><text:span text:style-name="T1">High</text:span><text:span text:style-name="T2"><text:line-break/>8<text:tab/>Channel Name – </text:span><text:span text:style-name="T1">UHF Ninety Nine</text:span><text:span text:style-name="T2"><text:line-break/>9<text:tab/>Comments – </text:span><text:span text:style-name="T1">Comments</text:span><text:span text:style-name="T2"><text:line-break/></text:span></text:p>
        </text:list-item>
        <text:list-item>
          <text:p text:style-name="P7"><text:span text:style-name="T2">Close the </text:span><text:span text:style-name="T1">UHF Memory</text:span><text:span text:style-name="T2"> form.<text:line-break/></text:span></text:p>
        </text:list-item>
        <text:list-item>
          <text:p text:style-name="P8">Close the application.<text:line-break/></text:p>
        </text:list-item>
        <text:list-item>
          <text:p text:style-name="P7"><text:span text:style-name="T2">Select the </text:span><text:span text:style-name="T1">&lt;Yes&gt;</text:span><text:span text:style-name="T2"> button of the </text:span><text:span text:style-name="T1">Save it</text:span><text:span text:style-name="T2"> confirmation message.<text:line-break/></text:span></text:p>
        </text:list-item>
        <text:list-item>
          <text:p text:style-name="P7"><text:span text:style-name="T2">In the </text:span><text:span text:style-name="T1">Save TMV File</text:span><text:span text:style-name="T2"> dialogue box, select “</text:span><text:span text:style-name="T1">Test TMV1</text:span><text:span text:style-name="T2">” and save it.<text:line-break/></text:span></text:p>
        </text:list-item>
        <text:list-item>
          <text:p text:style-name="P7"><text:span text:style-name="T2">Open the </text:span><text:span text:style-name="T1">Test TMV1.tmv</text:span><text:span text:style-name="T2"> file and compare the first 10 records of the </text:span><text:span text:style-name="T1">VHF section</text:span><text:span text:style-name="T2"> to the following entries:<text:line-break/><text:line-break/>[UHF MEMORY]</text:span></text:p>
          <text:p text:style-name="P8">1,UHF,446.150,25,S,Off,N,,Off,,00.00,Off,H, UHF One,<text:tab/><text:tab/><text:tab/><text:tab/><text:tab/><text:tab/>_____</text:p>
          <text:p text:style-name="P8">10,UHF,1 446.150 ,25,P,Off,N,,Off,,05.00,Off,H, UHF Ten,<text:tab/><text:tab/><text:tab/><text:tab/><text:tab/>_____</text:p>
          <text:p text:style-name="P8">20,UHF,446.150,25,M,Off,N,,Off,,05.00,Off,H, UHF Twenty,<text:tab/><text:tab/><text:tab/><text:tab/><text:tab/>_____</text:p>
          <text:p text:style-name="P8">30,UHF,446.150,25,S,Off,T,67.0,Off,,00.00,Off,H, UHF Thirty,<text:tab/><text:tab/><text:tab/><text:tab/><text:tab/>_____</text:p>
          <text:p text:style-name="P8">40,UHF,446.150,25,S,Off,C,250.3,Off,,00.00,Off,H, UHF Fourty,<text:tab/><text:tab/><text:tab/><text:tab/><text:tab/>_____</text:p>
          <text:p text:style-name="P8">50,UHF,446.150,25,S,Off,N,,On,123,00.00,Off,H, UHF Fifty.<text:tab/><text:tab/><text:tab/><text:tab/><text:tab/>_____</text:p>
          <text:p text:style-name="P8">60,UHF,446.150,25,S,Off,N,,Off,,00.00,On,H, UHF Sixty,<text:tab/><text:tab/><text:tab/><text:tab/><text:tab/>_____</text:p>
          <text:p text:style-name="P8">70,UHF,446.150,25,S,Off,N,,Off,,00.00,Off,M, UHF Seventy,<text:tab/><text:tab/><text:tab/><text:tab/><text:tab/>_____</text:p>
          <text:p text:style-name="P8">80,UHF,446.150,25,S,Off,N,,Off,,00.00,Off,L, UHF Eighty,<text:tab/><text:tab/><text:tab/><text:tab/><text:tab/>_____</text:p>
          <text:p text:style-name="P8"><text:soft-page-break/>99,UHF,446.150,25,S,Off,N,,Off,,00.00,Off,H, UHF Ninety Nine,Comments<text:tab/><text:tab/><text:tab/>_____<text:line-break/></text:p>
        </text:list-item>
        <text:list-item>
          <text:p text:style-name="P8">Launch the application.<text:line-break/></text:p>
        </text:list-item>
        <text:list-item>
          <text:p text:style-name="P7"><text:span text:style-name="T2">Ensure TMV file </text:span><text:span text:style-name="T1">Test </text:span><text:span text:style-name="T2">TMV1.tmv is displayed in the Status bar.<text:tab/><text:tab/><text:tab/><text:tab/><text:tab/>_____<text:line-break/></text:span></text:p>
        </text:list-item>
        <text:list-item>
          <text:p text:style-name="P8">Ensure the <text:span text:style-name="T1">UHF Memory </text:span>data display is:</text:p>
        </text:list-item>
        <text:list-item>
          <text:p text:style-name="P8"><text:line-break/>Channel 1<text:line-break/> <text:line-break/><text:tab/>Ch Nr<text:tab/><text:tab/><text:span text:style-name="T1">1</text:span><text:tab/><text:tab/><text:tab/><text:tab/><text:tab/><text:tab/><text:tab/><text:tab/><text:tab/>_____<text:line-break/> <text:tab/>Ch Name<text:tab/><text:span text:style-name="T1">UHF One</text:span><text:tab/><text:tab/><text:tab/><text:tab/><text:tab/><text:tab/><text:tab/><text:tab/>_____<text:line-break/> <text:tab/>Rx Freq<text:tab/><text:span text:style-name="T1">446.150</text:span><text:tab/><text:tab/><text:tab/><text:tab/><text:tab/><text:tab/><text:tab/><text:tab/>_____<text:line-break/> <text:tab/>Shift<text:tab/><text:tab/><text:span text:style-name="T1">S</text:span><text:tab/><text:tab/><text:tab/><text:tab/><text:tab/><text:tab/><text:tab/><text:tab/><text:tab/>_____<text:line-break/> <text:tab/>Offset<text:tab/><text:tab/><text:span text:style-name="T1">&lt;Blank&gt;</text:span><text:tab/><text:tab/><text:tab/><text:tab/><text:tab/><text:tab/><text:tab/><text:tab/>_____<text:line-break/> <text:tab/>Tone<text:tab/><text:tab/><text:span text:style-name="T1">N</text:span><text:tab/><text:tab/><text:tab/><text:tab/><text:tab/><text:tab/><text:tab/><text:tab/><text:tab/>_____<text:line-break/> <text:tab/>Freq<text:tab/><text:tab/><text:span text:style-name="T1">&lt;Blank&gt;</text:span><text:tab/><text:tab/><text:tab/><text:tab/><text:tab/><text:tab/><text:tab/><text:tab/>_____<text:line-break/> <text:tab/>RF Pwr<text:tab/><text:tab/><text:span text:style-name="T1">H</text:span><text:tab/><text:tab/><text:tab/><text:tab/><text:tab/><text:tab/><text:tab/><text:tab/><text:tab/>_____<text:line-break/> <text:tab/>DTSS<text:tab/><text:tab/><text:span text:style-name="T1">Off</text:span><text:tab/><text:tab/><text:tab/><text:tab/><text:tab/><text:tab/><text:tab/><text:tab/><text:tab/>_____<text:line-break/> <text:tab/>DTSS Code<text:tab/><text:span text:style-name="T1">&lt;Blank&gt;</text:span><text:tab/><text:tab/><text:tab/><text:tab/><text:tab/><text:tab/><text:tab/><text:tab/>_____<text:line-break/> <text:tab/>Reverse<text:tab/><text:span text:style-name="T1">Off</text:span><text:tab/><text:tab/><text:tab/><text:tab/><text:tab/><text:tab/><text:tab/><text:tab/><text:tab/>_____<text:line-break/> <text:tab/>Scan<text:tab/><text:tab/><text:span text:style-name="T1">Off</text:span><text:tab/><text:tab/><text:tab/><text:tab/><text:tab/><text:tab/><text:tab/><text:tab/><text:tab/>_____<text:line-break/> <text:tab/>Step<text:tab/><text:tab/><text:span text:style-name="T1">25</text:span><text:tab/><text:tab/><text:tab/><text:tab/><text:tab/><text:tab/><text:tab/><text:tab/><text:tab/>_____<text:line-break/> <text:tab/>Comments<text:tab/><text:span text:style-name="T1">&lt;Blank&gt;</text:span><text:line-break/><text:line-break/>Channel 10<text:line-break/> <text:line-break/><text:tab/>Ch Nr<text:tab/><text:tab/><text:span text:style-name="T1">10</text:span><text:tab/><text:tab/><text:tab/><text:tab/><text:tab/><text:tab/><text:tab/><text:tab/><text:tab/>_____<text:line-break/> <text:tab/>Ch Name<text:tab/><text:span text:style-name="T1">UHF Ten</text:span><text:tab/><text:tab/><text:tab/><text:tab/><text:tab/><text:tab/><text:tab/><text:tab/>_____<text:line-break/> <text:tab/>Rx Freq<text:tab/><text:span text:style-name="T1">446.150</text:span><text:tab/><text:tab/><text:tab/><text:tab/><text:tab/><text:tab/><text:tab/><text:tab/>_____<text:line-break/> <text:tab/>Shift<text:tab/><text:tab/><text:span text:style-name="T1">P</text:span><text:tab/><text:tab/><text:tab/><text:tab/><text:tab/><text:tab/><text:tab/><text:tab/><text:tab/>_____<text:line-break/> <text:tab/>Offset<text:tab/><text:tab/><text:span text:style-name="T1">05.00</text:span><text:tab/><text:tab/><text:tab/><text:tab/><text:tab/><text:tab/><text:tab/><text:tab/><text:tab/>_____<text:line-break/> <text:tab/>Tone<text:tab/><text:tab/><text:span text:style-name="T1">N</text:span><text:tab/><text:tab/><text:tab/><text:tab/><text:tab/><text:tab/><text:tab/><text:tab/><text:tab/>_____<text:line-break/> <text:tab/>Freq<text:tab/><text:tab/><text:span text:style-name="T1">&lt;Blank&gt;</text:span><text:tab/><text:tab/><text:tab/><text:tab/><text:tab/><text:tab/><text:tab/><text:tab/>_____<text:line-break/> <text:tab/>RF Pwr<text:tab/><text:tab/><text:span text:style-name="T1">H</text:span><text:tab/><text:tab/><text:tab/><text:tab/><text:tab/><text:tab/><text:tab/><text:tab/><text:tab/>_____<text:line-break/> <text:tab/>DTSS<text:tab/><text:tab/><text:span text:style-name="T1">Off</text:span><text:tab/><text:tab/><text:tab/><text:tab/><text:tab/><text:tab/><text:tab/><text:tab/><text:tab/>_____<text:line-break/> <text:tab/>DTSS Code<text:tab/><text:span text:style-name="T1">&lt;Blank&gt;</text:span><text:tab/><text:tab/><text:tab/><text:tab/><text:tab/><text:tab/><text:tab/><text:tab/>_____<text:line-break/> <text:tab/>Reverse<text:tab/><text:span text:style-name="T1">Off</text:span><text:tab/><text:tab/><text:tab/><text:tab/><text:tab/><text:tab/><text:tab/><text:tab/><text:tab/>_____<text:line-break/> <text:tab/>Scan<text:tab/><text:tab/><text:span text:style-name="T1">Off</text:span><text:tab/><text:tab/><text:tab/><text:tab/><text:tab/><text:tab/><text:tab/><text:tab/><text:tab/>_____<text:line-break/> <text:tab/>Step<text:tab/><text:tab/><text:span text:style-name="T1">25</text:span><text:tab/><text:tab/><text:tab/><text:tab/><text:tab/><text:tab/><text:tab/><text:tab/><text:tab/>_____<text:line-break/> <text:tab/>Comments<text:tab/><text:span text:style-name="T1">&lt;Blank&gt;</text:span><text:line-break/><text:line-break/>Channel 20<text:line-break/> <text:line-break/><text:tab/>Ch Nr<text:tab/><text:tab/><text:span text:style-name="T1">20</text:span><text:tab/><text:tab/><text:tab/><text:tab/><text:tab/><text:tab/><text:tab/><text:tab/><text:tab/>_____<text:line-break/> <text:tab/>Ch Name<text:tab/><text:span text:style-name="T1">UHF Twenty</text:span><text:tab/><text:tab/><text:tab/><text:tab/><text:tab/><text:tab/><text:tab/><text:tab/>_____<text:line-break/> <text:tab/>Rx Freq<text:tab/><text:span text:style-name="T1">446.150</text:span><text:tab/><text:tab/><text:tab/><text:tab/><text:tab/><text:tab/><text:tab/><text:tab/>_____<text:line-break/> <text:tab/>Shift<text:tab/><text:tab/><text:span text:style-name="T1">M</text:span><text:tab/><text:tab/><text:tab/><text:tab/><text:tab/><text:tab/><text:tab/><text:tab/><text:tab/>_____<text:line-break/> <text:tab/>Offset<text:tab/><text:tab/><text:span text:style-name="T1">05.00<text:tab/></text:span><text:tab/><text:tab/><text:tab/><text:tab/><text:tab/><text:tab/><text:tab/><text:tab/>_____<text:line-break/> <text:tab/>Tone<text:tab/><text:tab/><text:span text:style-name="T1">N</text:span><text:tab/><text:tab/><text:tab/><text:tab/><text:tab/><text:tab/><text:tab/><text:tab/><text:tab/>_____<text:line-break/> <text:tab/>Freq<text:tab/><text:tab/><text:span text:style-name="T1">&lt;Blank&gt;</text:span><text:tab/><text:tab/><text:tab/><text:tab/><text:tab/><text:tab/><text:tab/><text:tab/>_____<text:line-break/> <text:tab/>RF Pwr<text:tab/><text:tab/><text:span text:style-name="T1">H</text:span><text:tab/><text:tab/><text:tab/><text:tab/><text:tab/><text:tab/><text:tab/><text:tab/><text:tab/>_____<text:line-break/> <text:tab/>DTSS<text:tab/><text:tab/><text:span text:style-name="T1">Off</text:span><text:tab/><text:tab/><text:tab/><text:tab/><text:tab/><text:tab/><text:tab/><text:tab/><text:tab/>_____<text:line-break/> <text:tab/>DTSS Code<text:tab/><text:span text:style-name="T1">&lt;Blank&gt;</text:span><text:tab/><text:tab/><text:tab/><text:tab/><text:tab/><text:tab/><text:tab/><text:tab/>_____<text:line-break/><text:soft-page-break/> <text:tab/>Reverse<text:tab/><text:span text:style-name="T1">Off</text:span><text:tab/><text:tab/><text:tab/><text:tab/><text:tab/><text:tab/><text:tab/><text:tab/><text:tab/>_____<text:line-break/> <text:tab/>Scan<text:tab/><text:tab/><text:span text:style-name="T1">Off</text:span><text:tab/><text:tab/><text:tab/><text:tab/><text:tab/><text:tab/><text:tab/><text:tab/><text:tab/>_____<text:line-break/> <text:tab/>Step<text:tab/><text:tab/><text:span text:style-name="T1">25</text:span><text:tab/><text:tab/><text:tab/><text:tab/><text:tab/><text:tab/><text:tab/><text:tab/><text:tab/>_____<text:line-break/> <text:tab/>Comments<text:tab/><text:span text:style-name="T1">&lt;Blank&gt;</text:span><text:line-break/><text:line-break/>Channel 30<text:line-break/> <text:line-break/><text:tab/>Ch Nr<text:tab/><text:tab/><text:span text:style-name="T1">30</text:span><text:tab/><text:tab/><text:tab/><text:tab/><text:tab/><text:tab/><text:tab/><text:tab/><text:tab/>_____<text:line-break/> <text:tab/>Ch Name<text:tab/><text:span text:style-name="T1">UHF Thirty</text:span><text:tab/><text:tab/><text:tab/><text:tab/><text:tab/><text:tab/><text:tab/><text:tab/>_____<text:line-break/> <text:tab/>Rx Freq<text:tab/><text:span text:style-name="T1">446.150</text:span><text:tab/><text:tab/><text:tab/><text:tab/><text:tab/><text:tab/><text:tab/><text:tab/>_____<text:line-break/> <text:tab/>Shift<text:tab/><text:tab/><text:span text:style-name="T1">S</text:span><text:tab/><text:tab/><text:tab/><text:tab/><text:tab/><text:tab/><text:tab/><text:tab/><text:tab/>_____<text:line-break/> <text:tab/>Offset<text:tab/><text:tab/><text:span text:style-name="T1">&lt;Blank&gt;</text:span><text:tab/><text:tab/><text:tab/><text:tab/><text:tab/><text:tab/><text:tab/><text:tab/>_____<text:line-break/> <text:tab/>Tone<text:tab/><text:tab/><text:span text:style-name="T1">T</text:span><text:tab/><text:tab/><text:tab/><text:tab/><text:tab/><text:tab/><text:tab/><text:tab/><text:tab/>_____<text:line-break/> <text:tab/>Freq<text:tab/><text:tab/><text:span text:style-name="T1">67.0</text:span><text:tab/><text:tab/><text:tab/><text:tab/><text:tab/><text:tab/><text:tab/><text:tab/><text:tab/>_____<text:line-break/> <text:tab/>RF Pwr<text:tab/><text:tab/><text:span text:style-name="T1">H</text:span><text:tab/><text:tab/><text:tab/><text:tab/><text:tab/><text:tab/><text:tab/><text:tab/><text:tab/>_____<text:line-break/> <text:tab/>DTSS<text:tab/><text:tab/><text:span text:style-name="T1">Off</text:span><text:tab/><text:tab/><text:tab/><text:tab/><text:tab/><text:tab/><text:tab/><text:tab/><text:tab/>_____<text:line-break/> <text:tab/>DTSS Code<text:tab/><text:span text:style-name="T1">&lt;Blank&gt;</text:span><text:tab/><text:tab/><text:tab/><text:tab/><text:tab/><text:tab/><text:tab/><text:tab/>_____<text:line-break/> <text:tab/>Reverse<text:tab/><text:span text:style-name="T1">Off</text:span><text:tab/><text:tab/><text:tab/><text:tab/><text:tab/><text:tab/><text:tab/><text:tab/><text:tab/>_____<text:line-break/> <text:tab/>Scan<text:tab/><text:tab/><text:span text:style-name="T1">Off</text:span><text:tab/><text:tab/><text:tab/><text:tab/><text:tab/><text:tab/><text:tab/><text:tab/><text:tab/>_____<text:line-break/> <text:tab/>Step<text:tab/><text:tab/><text:span text:style-name="T1">25</text:span><text:tab/><text:tab/><text:tab/><text:tab/><text:tab/><text:tab/><text:tab/><text:tab/><text:tab/>_____<text:line-break/> <text:tab/>Comments<text:tab/><text:span text:style-name="T1">&lt;Blank&gt;</text:span><text:line-break/><text:line-break/>Channel 40<text:line-break/> <text:line-break/><text:tab/>Ch Nr<text:tab/><text:tab/><text:span text:style-name="T1">40</text:span><text:tab/><text:tab/><text:tab/><text:tab/><text:tab/><text:tab/><text:tab/><text:tab/><text:tab/>_____<text:line-break/> <text:tab/>Ch Name<text:tab/><text:span text:style-name="T1">UHF Fourty</text:span><text:tab/><text:tab/><text:tab/><text:tab/><text:tab/><text:tab/><text:tab/><text:tab/>_____<text:line-break/> <text:tab/>Rx Freq<text:tab/><text:span text:style-name="T1">446.150</text:span><text:tab/><text:tab/><text:tab/><text:tab/><text:tab/><text:tab/><text:tab/><text:tab/>_____<text:line-break/> <text:tab/>Shift<text:tab/><text:tab/><text:span text:style-name="T1">S</text:span><text:tab/><text:tab/><text:tab/><text:tab/><text:tab/><text:tab/><text:tab/><text:tab/><text:tab/>_____<text:line-break/> <text:tab/>Offset<text:tab/><text:tab/><text:span text:style-name="T1">&lt;Blank&gt;</text:span><text:tab/><text:tab/><text:tab/><text:tab/><text:tab/><text:tab/><text:tab/><text:tab/>_____<text:line-break/> <text:tab/>Tone<text:tab/><text:tab/><text:span text:style-name="T1">C</text:span><text:tab/><text:tab/><text:tab/><text:tab/><text:tab/><text:tab/><text:tab/><text:tab/><text:tab/>_____<text:line-break/> <text:tab/>Freq<text:tab/><text:tab/><text:span text:style-name="T1">250.3</text:span><text:tab/><text:tab/><text:tab/><text:tab/><text:tab/><text:tab/><text:tab/><text:tab/><text:tab/>_____<text:line-break/> <text:tab/>RF Pwr<text:tab/><text:tab/><text:span text:style-name="T1">H</text:span><text:tab/><text:tab/><text:tab/><text:tab/><text:tab/><text:tab/><text:tab/><text:tab/><text:tab/>_____<text:line-break/> <text:tab/>DTSS<text:tab/><text:tab/><text:span text:style-name="T1">Off</text:span><text:tab/><text:tab/><text:tab/><text:tab/><text:tab/><text:tab/><text:tab/><text:tab/><text:tab/>_____<text:line-break/> <text:tab/>DTSS Code<text:tab/><text:span text:style-name="T1">&lt;Blank&gt;</text:span><text:tab/><text:tab/><text:tab/><text:tab/><text:tab/><text:tab/><text:tab/><text:tab/>_____<text:line-break/> <text:tab/>Reverse<text:tab/><text:span text:style-name="T1">Off</text:span><text:tab/><text:tab/><text:tab/><text:tab/><text:tab/><text:tab/><text:tab/><text:tab/><text:tab/>_____<text:line-break/> <text:tab/>Scan<text:tab/><text:tab/><text:span text:style-name="T1">Off</text:span><text:tab/><text:tab/><text:tab/><text:tab/><text:tab/><text:tab/><text:tab/><text:tab/><text:tab/>_____<text:line-break/> <text:tab/>Step<text:tab/><text:tab/><text:span text:style-name="T1">25</text:span><text:tab/><text:tab/><text:tab/><text:tab/><text:tab/><text:tab/><text:tab/><text:tab/><text:tab/>_____<text:line-break/> <text:tab/>Comments<text:tab/><text:span text:style-name="T1">&lt;Blank&gt;</text:span><text:line-break/><text:line-break/>Channel 50<text:line-break/> <text:line-break/><text:tab/>Ch Nr<text:tab/><text:tab/><text:span text:style-name="T1">50</text:span><text:tab/><text:tab/><text:tab/><text:tab/><text:tab/><text:tab/><text:tab/><text:tab/><text:tab/>_____<text:line-break/> <text:tab/>Ch Name<text:tab/><text:span text:style-name="T1">UHF Fifty</text:span><text:tab/><text:tab/><text:tab/><text:tab/><text:tab/><text:tab/><text:tab/><text:tab/>_____<text:line-break/> <text:tab/>Rx Freq<text:tab/><text:span text:style-name="T1">446.150</text:span><text:tab/><text:tab/><text:tab/><text:tab/><text:tab/><text:tab/><text:tab/><text:tab/>_____<text:line-break/> <text:tab/>Shift<text:tab/><text:tab/><text:span text:style-name="T1">S</text:span><text:tab/><text:tab/><text:tab/><text:tab/><text:tab/><text:tab/><text:tab/><text:tab/><text:tab/>_____<text:line-break/> <text:tab/>Offset<text:tab/><text:tab/><text:span text:style-name="T1">&lt;Blank&gt;</text:span><text:tab/><text:tab/><text:tab/><text:tab/><text:tab/><text:tab/><text:tab/><text:tab/>_____<text:line-break/> <text:tab/>Tone<text:tab/><text:tab/><text:span text:style-name="T1">N</text:span><text:tab/><text:tab/><text:tab/><text:tab/><text:tab/><text:tab/><text:tab/><text:tab/><text:tab/>_____<text:line-break/> <text:tab/>Freq<text:tab/><text:tab/><text:span text:style-name="T1">&lt;Blank&gt;</text:span><text:tab/><text:tab/><text:tab/><text:tab/><text:tab/><text:tab/><text:tab/><text:tab/>_____<text:line-break/> <text:tab/>RF Pwr<text:tab/><text:tab/><text:span text:style-name="T1">H</text:span><text:tab/><text:tab/><text:tab/><text:tab/><text:tab/><text:tab/><text:tab/><text:tab/><text:tab/>_____<text:line-break/> <text:tab/>DTSS<text:tab/><text:tab/><text:span text:style-name="T1">On</text:span><text:tab/><text:tab/><text:tab/><text:tab/><text:tab/><text:tab/><text:tab/><text:tab/><text:tab/>_____<text:line-break/> <text:tab/>DTSS Code<text:tab/><text:span text:style-name="T1">123</text:span><text:tab/><text:tab/><text:tab/><text:tab/><text:tab/><text:tab/><text:tab/><text:tab/><text:tab/>_____<text:line-break/> <text:tab/>Reverse<text:tab/><text:span text:style-name="T1">Off</text:span><text:tab/><text:tab/><text:tab/><text:tab/><text:tab/><text:tab/><text:tab/><text:tab/><text:tab/>_____<text:line-break/> <text:tab/>Scan<text:tab/><text:tab/><text:span text:style-name="T1">Off</text:span><text:tab/><text:tab/><text:tab/><text:tab/><text:tab/><text:tab/><text:tab/><text:tab/><text:tab/>_____<text:line-break/> <text:tab/>Step<text:tab/><text:tab/><text:span text:style-name="T1">25</text:span><text:tab/><text:tab/><text:tab/><text:tab/><text:tab/><text:tab/><text:tab/><text:tab/><text:tab/>_____<text:line-break/> <text:tab/>Comments<text:tab/><text:span text:style-name="T1">&lt;Blank&gt;</text:span><text:line-break/><text:line-break/><text:soft-page-break/>Channel 60<text:line-break/> <text:line-break/><text:tab/>Ch Nr<text:tab/><text:tab/><text:span text:style-name="T1">60</text:span><text:tab/><text:tab/><text:tab/><text:tab/><text:tab/><text:tab/><text:tab/><text:tab/><text:tab/>_____<text:line-break/> <text:tab/>Ch Name<text:tab/><text:span text:style-name="T1">UHF Sixty</text:span><text:tab/><text:tab/><text:tab/><text:tab/><text:tab/><text:tab/><text:tab/><text:tab/>_____<text:line-break/> <text:tab/>Rx Freq<text:tab/><text:span text:style-name="T1">446.150</text:span><text:tab/><text:tab/><text:tab/><text:tab/><text:tab/><text:tab/><text:tab/><text:tab/>_____<text:line-break/> <text:tab/>Shift<text:tab/><text:tab/><text:span text:style-name="T1">S</text:span><text:tab/><text:tab/><text:tab/><text:tab/><text:tab/><text:tab/><text:tab/><text:tab/><text:tab/>_____<text:line-break/> <text:tab/>Offset<text:tab/><text:tab/><text:span text:style-name="T1">&lt;Blank&gt;</text:span><text:tab/><text:tab/><text:tab/><text:tab/><text:tab/><text:tab/><text:tab/><text:tab/>_____<text:line-break/> <text:tab/>Tone<text:tab/><text:tab/><text:span text:style-name="T1">N</text:span><text:tab/><text:tab/><text:tab/><text:tab/><text:tab/><text:tab/><text:tab/><text:tab/><text:tab/>_____<text:line-break/> <text:tab/>Freq<text:tab/><text:tab/><text:span text:style-name="T1">&lt;Blank&gt;</text:span><text:tab/><text:tab/><text:tab/><text:tab/><text:tab/><text:tab/><text:tab/><text:tab/>_____<text:line-break/> <text:tab/>RF Pwr<text:tab/><text:tab/><text:span text:style-name="T1">H</text:span><text:tab/><text:tab/><text:tab/><text:tab/><text:tab/><text:tab/><text:tab/><text:tab/><text:tab/>_____<text:line-break/> <text:tab/>DTSS<text:tab/><text:tab/><text:span text:style-name="T1">Off</text:span><text:tab/><text:tab/><text:tab/><text:tab/><text:tab/><text:tab/><text:tab/><text:tab/><text:tab/>_____<text:line-break/> <text:tab/>DTSS Code<text:tab/><text:span text:style-name="T1">&lt;Blank&gt;</text:span><text:tab/><text:tab/><text:tab/><text:tab/><text:tab/><text:tab/><text:tab/><text:tab/>_____<text:line-break/> <text:tab/>Reverse<text:tab/><text:span text:style-name="T1">Off</text:span><text:tab/><text:tab/><text:tab/><text:tab/><text:tab/><text:tab/><text:tab/><text:tab/><text:tab/>_____<text:line-break/> <text:tab/>Scan<text:tab/><text:tab/><text:span text:style-name="T1">On</text:span><text:tab/><text:tab/><text:tab/><text:tab/><text:tab/><text:tab/><text:tab/><text:tab/><text:tab/>_____<text:line-break/> <text:tab/>Step<text:tab/><text:tab/><text:span text:style-name="T1">25</text:span><text:tab/><text:tab/><text:tab/><text:tab/><text:tab/><text:tab/><text:tab/><text:tab/><text:tab/>_____<text:line-break/> <text:tab/>Comments<text:tab/><text:span text:style-name="T1">&lt;Blank&gt;</text:span><text:line-break/><text:line-break/>Channel 70<text:line-break/> <text:line-break/><text:tab/>Ch Nr<text:tab/><text:tab/><text:span text:style-name="T1">70</text:span><text:tab/><text:tab/><text:tab/><text:tab/><text:tab/><text:tab/><text:tab/><text:tab/><text:tab/>_____<text:line-break/> <text:tab/>Ch Name<text:tab/><text:span text:style-name="T1">UHF Seventy</text:span><text:tab/><text:tab/><text:tab/><text:tab/><text:tab/><text:tab/><text:tab/><text:tab/>_____<text:line-break/> <text:tab/>Rx Freq<text:tab/><text:span text:style-name="T1">446.150</text:span><text:tab/><text:tab/><text:tab/><text:tab/><text:tab/><text:tab/><text:tab/><text:tab/>_____<text:line-break/> <text:tab/>Shift<text:tab/><text:tab/><text:span text:style-name="T1">S</text:span><text:tab/><text:tab/><text:tab/><text:tab/><text:tab/><text:tab/><text:tab/><text:tab/><text:tab/>_____<text:line-break/> <text:tab/>Offset<text:tab/><text:tab/><text:span text:style-name="T1">&lt;Blank&gt;</text:span><text:tab/><text:tab/><text:tab/><text:tab/><text:tab/><text:tab/><text:tab/><text:tab/>_____<text:line-break/> <text:tab/>Tone<text:tab/><text:tab/><text:span text:style-name="T1">N</text:span><text:tab/><text:tab/><text:tab/><text:tab/><text:tab/><text:tab/><text:tab/><text:tab/><text:tab/>_____<text:line-break/> <text:tab/>Freq<text:tab/><text:tab/><text:span text:style-name="T1">&lt;Blank&gt;</text:span><text:tab/><text:tab/><text:tab/><text:tab/><text:tab/><text:tab/><text:tab/><text:tab/>_____<text:line-break/> <text:tab/>RF Pwr<text:tab/><text:tab/><text:span text:style-name="T1">M</text:span><text:tab/><text:tab/><text:tab/><text:tab/><text:tab/><text:tab/><text:tab/><text:tab/><text:tab/>_____<text:line-break/> <text:tab/>DTSS<text:tab/><text:tab/><text:span text:style-name="T1">Off</text:span><text:tab/><text:tab/><text:tab/><text:tab/><text:tab/><text:tab/><text:tab/><text:tab/><text:tab/>_____<text:line-break/> <text:tab/>DTSS Code<text:tab/><text:span text:style-name="T1">&lt;Blank&gt;</text:span><text:tab/><text:tab/><text:tab/><text:tab/><text:tab/><text:tab/><text:tab/><text:tab/>_____<text:line-break/> <text:tab/>Reverse<text:tab/><text:span text:style-name="T1">Off</text:span><text:tab/><text:tab/><text:tab/><text:tab/><text:tab/><text:tab/><text:tab/><text:tab/><text:tab/>_____<text:line-break/> <text:tab/>Scan<text:tab/><text:tab/><text:span text:style-name="T1">Off</text:span><text:tab/><text:tab/><text:tab/><text:tab/><text:tab/><text:tab/><text:tab/><text:tab/><text:tab/>_____<text:line-break/> <text:tab/>Step<text:tab/><text:tab/><text:span text:style-name="T1">25</text:span><text:tab/><text:tab/><text:tab/><text:tab/><text:tab/><text:tab/><text:tab/><text:tab/><text:tab/>_____<text:line-break/> <text:tab/>Comments<text:tab/><text:span text:style-name="T1">&lt;Blank&gt;</text:span><text:line-break/><text:line-break/>Channel 80<text:line-break/> <text:line-break/><text:tab/>Ch Nr<text:tab/><text:tab/><text:span text:style-name="T1">80</text:span><text:tab/><text:tab/><text:tab/><text:tab/><text:tab/><text:tab/><text:tab/><text:tab/><text:tab/>_____<text:line-break/> <text:tab/>Ch Name<text:tab/><text:span text:style-name="T1">UHF Eighty</text:span><text:tab/><text:tab/><text:tab/><text:tab/><text:tab/><text:tab/><text:tab/><text:tab/>_____<text:line-break/> <text:tab/>Rx Freq<text:tab/><text:span text:style-name="T1">446.150</text:span><text:tab/><text:tab/><text:tab/><text:tab/><text:tab/><text:tab/><text:tab/><text:tab/>_____<text:line-break/> <text:tab/>Shift<text:tab/><text:tab/><text:span text:style-name="T1">S</text:span><text:tab/><text:tab/><text:tab/><text:tab/><text:tab/><text:tab/><text:tab/><text:tab/><text:tab/>_____<text:line-break/> <text:tab/>Offset<text:tab/><text:tab/><text:span text:style-name="T1">&lt;Blank&gt;</text:span><text:tab/><text:tab/><text:tab/><text:tab/><text:tab/><text:tab/><text:tab/><text:tab/>_____<text:line-break/> <text:tab/>Tone<text:tab/><text:tab/><text:span text:style-name="T1">N</text:span><text:tab/><text:tab/><text:tab/><text:tab/><text:tab/><text:tab/><text:tab/><text:tab/><text:tab/>_____<text:line-break/> <text:tab/>Freq<text:tab/><text:tab/><text:span text:style-name="T1">&lt;Blank&gt;</text:span><text:tab/><text:tab/><text:tab/><text:tab/><text:tab/><text:tab/><text:tab/><text:tab/>_____<text:line-break/> <text:tab/>RF Pwr<text:tab/><text:tab/><text:span text:style-name="T1">L</text:span><text:tab/><text:tab/><text:tab/><text:tab/><text:tab/><text:tab/><text:tab/><text:tab/><text:tab/>_____<text:line-break/> <text:tab/>DTSS<text:tab/><text:tab/><text:span text:style-name="T1">Off</text:span><text:tab/><text:tab/><text:tab/><text:tab/><text:tab/><text:tab/><text:tab/><text:tab/><text:tab/>_____<text:line-break/> <text:tab/>DTSS Code<text:tab/><text:span text:style-name="T1">&lt;Blank&gt;</text:span><text:tab/><text:tab/><text:tab/><text:tab/><text:tab/><text:tab/><text:tab/><text:tab/>_____<text:line-break/> <text:tab/>Reverse<text:tab/><text:span text:style-name="T1">Off</text:span><text:tab/><text:tab/><text:tab/><text:tab/><text:tab/><text:tab/><text:tab/><text:tab/><text:tab/>_____<text:line-break/> <text:tab/>Scan<text:tab/><text:tab/><text:span text:style-name="T1">Off</text:span><text:tab/><text:tab/><text:tab/><text:tab/><text:tab/><text:tab/><text:tab/><text:tab/><text:tab/>_____<text:line-break/> <text:tab/>Step<text:tab/><text:tab/><text:span text:style-name="T1">25</text:span><text:tab/><text:tab/><text:tab/><text:tab/><text:tab/><text:tab/><text:tab/><text:tab/><text:tab/>_____<text:line-break/> <text:tab/>Comments<text:tab/><text:span text:style-name="T1">&lt;Blank&gt;</text:span><text:line-break/><text:line-break/>Channel 99<text:line-break/> <text:line-break/><text:tab/>Ch Nr<text:tab/><text:tab/><text:span text:style-name="T1">99</text:span><text:tab/><text:tab/><text:tab/><text:tab/><text:tab/><text:tab/><text:tab/><text:tab/><text:tab/>_____<text:line-break/> <text:tab/>Ch Name<text:tab/><text:span text:style-name="T1">UHF Ninety Nine</text:span><text:tab/><text:tab/><text:tab/><text:tab/><text:tab/><text:tab/><text:tab/>_____<text:line-break/> <text:tab/>Rx Freq<text:tab/><text:span text:style-name="T1">446.150</text:span><text:tab/><text:tab/><text:tab/><text:tab/><text:tab/><text:tab/><text:tab/><text:tab/>_____<text:line-break/><text:soft-page-break/> <text:tab/>Shift<text:tab/><text:tab/><text:span text:style-name="T1">S</text:span><text:tab/><text:tab/><text:tab/><text:tab/><text:tab/><text:tab/><text:tab/><text:tab/><text:tab/>_____<text:line-break/> <text:tab/>Offset<text:tab/><text:tab/><text:span text:style-name="T1">&lt;Blank&gt;</text:span><text:tab/><text:tab/><text:tab/><text:tab/><text:tab/><text:tab/><text:tab/><text:tab/>_____<text:line-break/> <text:tab/>Tone<text:tab/><text:tab/><text:span text:style-name="T1">N</text:span><text:tab/><text:tab/><text:tab/><text:tab/><text:tab/><text:tab/><text:tab/><text:tab/><text:tab/>_____<text:line-break/> <text:tab/>Freq<text:tab/><text:tab/><text:span text:style-name="T1">&lt;Blank&gt;</text:span><text:tab/><text:tab/><text:tab/><text:tab/><text:tab/><text:tab/><text:tab/><text:tab/>_____<text:line-break/> <text:tab/>RF Pwr<text:tab/><text:tab/><text:span text:style-name="T1">H</text:span><text:tab/><text:tab/><text:tab/><text:tab/><text:tab/><text:tab/><text:tab/><text:tab/><text:tab/>_____<text:line-break/> <text:tab/>DTSS<text:tab/><text:tab/><text:span text:style-name="T1">Off</text:span><text:tab/><text:tab/><text:tab/><text:tab/><text:tab/><text:tab/><text:tab/><text:tab/><text:tab/>_____<text:line-break/> <text:tab/>DTSS Code<text:tab/><text:span text:style-name="T1">&lt;Blank&gt;</text:span><text:tab/><text:tab/><text:tab/><text:tab/><text:tab/><text:tab/><text:tab/><text:tab/>_____<text:line-break/> <text:tab/>Reverse<text:tab/><text:span text:style-name="T1">Off</text:span><text:tab/><text:tab/><text:tab/><text:tab/><text:tab/><text:tab/><text:tab/><text:tab/><text:tab/>_____<text:line-break/> <text:tab/>Scan<text:tab/><text:tab/><text:span text:style-name="T1">Off</text:span><text:tab/><text:tab/><text:tab/><text:tab/><text:tab/><text:tab/><text:tab/><text:tab/><text:tab/>_____<text:line-break/> <text:tab/>Step<text:tab/><text:tab/><text:span text:style-name="T1">25</text:span><text:tab/><text:tab/><text:tab/><text:tab/><text:tab/><text:tab/><text:tab/><text:tab/><text:tab/>_____<text:line-break/> <text:tab/>Comments<text:tab/><text:span text:style-name="T1">Comments</text:span><text:line-break/><text:line-break/><text:line-break/></text:p>
        </text:list-item>
        <text:list-item>
          <text:p text:style-name="P7"><text:line-break/><text:line-break/><text:line-break/><text:line-break/><text:line-break/><text:span text:style-name="T3">END OF TEST</text:span></text:p>
        </text:list-item>
      </text:list>
      <text:list xml:id="list1492467919316517468" text:style-name="L2">
        <text:list-header>
          <text:p text:style-name="P9"/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/>
    <style:master-page style:name="First_20_Page" style:display-name="First Page" style:page-layout-name="Mpm1" style:next-style-name="Left_20_Page"/>
    <style:master-page style:name="Left_20_Page" style:display-name="Left Page" style:page-layout-name="Mpm2" style:next-style-name="Right_20_Page">
      <style:footer>
        <text:p text:style-name="MP1"><text:title>TMV7A.EXE Software Test Procedures Vol 4-1 TMV Files</text:title> <text:user-defined style:data-style-name="N0" text:name="Version">Ver 1.0.0</text:user-defined> <text:s text:c="7"/>Page <text:page-number text:select-page="current">12</text:page-number> of <text:page-count>17</text:page-count> <text:s text:c="50"/>Modified <text:date style:data-style-name="N75" text:date-value="2013-08-12T19:27:03.67">12 Aug 2013</text:date></text:p>
      </style:footer>
    </style:master-page>
    <style:master-page style:name="Right_20_Page" style:display-name="Right Page" style:page-layout-name="Mpm3" style:next-style-name="Left_20_Page">
      <style:footer>
        <text:p text:style-name="MP1"><text:title>TMV7A.EXE Software Test Procedures Vol 4-1 TMV Files</text:title> <text:user-defined style:data-style-name="N0" text:name="Version">Ver 1.0.0</text:user-defined> <text:s text:c="3"/>Page <text:page-number text:select-page="current">13</text:page-number> of <text:page-count>17</text:page-count> <text:s text:c="55"/>Modified <text:modification-date style:data-style-name="N75">12 Aug 2013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title>TMV7A.EXE Software Test Procedures Vol 4-1 TMV Files</dc:title>
    <meta:initial-creator>Hew Lines</meta:initial-creator>
    <meta:creation-date>2008-12-11T08:27:04</meta:creation-date>
    <dc:date>2013-08-12T19:27:03.58</dc:date>
    <meta:printed-by>Hew Lines</meta:printed-by>
    <meta:print-date>2013-08-10T15:52:43.74</meta:print-date>
    <meta:editing-cycles>86</meta:editing-cycles>
    <meta:editing-duration>PT7H48M56S</meta:editing-duration>
    <dc:creator>Hew Lines</dc:creator>
    <meta:document-statistic meta:table-count="0" meta:image-count="0" meta:object-count="0" meta:page-count="17" meta:paragraph-count="80" meta:word-count="2658" meta:character-count="17453"/>
    <meta:user-defined meta:name="Info 1"/>
    <meta:user-defined meta:name="Info 3"/>
    <meta:user-defined meta:name="Info 4"/>
    <meta:user-defined meta:name="Version">Ver 1.0.0</meta:user-defined>
  </office:meta>
</office:document-meta>
</file>